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8F00000122DE8C29AB.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3DC000002CCC8E6B8E4.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Arab" svg:font-family="Arab" style:font-pitch="variable"/>
    <style:font-face style:name="Arab2" svg:font-family="Arab" style:font-adornments="Bold" style:font-pitch="variable"/>
    <style:font-face style:name="Arab1" svg:font-family="Arab" style:font-adornments="Regular" style:font-pitch="variable"/>
    <style:font-face style:name="Times New Roman" svg:font-family="'Times New Roman'" style:font-family-generic="roman" style:font-pitch="variable"/>
    <style:font-face style:name="Arial" svg:font-family="Arial" style:font-adornments="Italic"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0799in" fo:margin-bottom="0in">
        <style:tab-stops>
          <style:tab-stop style:position="3.5626in" style:type="center"/>
          <style:tab-stop style:position="6.5in"/>
          <style:tab-stop style:position="7.1043in"/>
        </style:tab-stops>
      </style:paragraph-properties>
      <style:text-properties style:font-name="Arab" fo:font-size="10pt" style:font-size-asian="10pt" style:font-size-complex="10pt"/>
    </style:style>
    <style:style style:name="P2" style:family="paragraph" style:parent-style-name="Footer">
      <style:paragraph-properties fo:margin-top="0.0799in" fo:margin-bottom="0in" fo:text-align="start" style:justify-single-word="false">
        <style:tab-stops>
          <style:tab-stop style:position="3.5071in" style:type="center"/>
          <style:tab-stop style:position="7.1189in" style:type="right"/>
        </style:tab-stops>
      </style:paragraph-properties>
      <style:text-properties style:font-name="Arab" fo:font-size="10pt" style:font-size-asian="10pt" style:font-size-complex="10pt"/>
    </style:style>
    <style:style style:name="P3" style:family="paragraph" style:parent-style-name="Text_20_body_20_indent">
      <style:paragraph-properties fo:margin-left="0in" fo:margin-right="0in" fo:margin-top="0.0598in" fo:margin-bottom="0in" fo:line-height="0.1598in" fo:text-indent="0in" style:auto-text-indent="false"/>
    </style:style>
    <style:style style:name="P4" style:family="paragraph" style:parent-style-name="Text_20_body_20_indent">
      <style:paragraph-properties fo:margin-left="0in" fo:margin-right="0in" fo:margin-top="0.0598in" fo:margin-bottom="0.0598in" fo:line-height="0.1598in" fo:text-indent="0in" style:auto-text-indent="false"/>
      <style:text-properties style:font-name="Arab" fo:font-size="10.5pt" style:font-size-asian="10.5pt" style:font-size-complex="10.5pt"/>
    </style:style>
    <style:style style:name="P5" style:family="paragraph" style:parent-style-name="Text_20_body_20_indent">
      <style:paragraph-properties fo:margin-left="0in" fo:margin-right="0in" fo:margin-top="0.0598in" fo:margin-bottom="0.0598in" fo:line-height="0.1598in" fo:text-indent="0in" style:auto-text-indent="false"/>
      <style:text-properties style:font-name="Arab"/>
    </style:style>
    <style:style style:name="P6" style:family="paragraph" style:parent-style-name="Text_20_body_20_indent">
      <style:paragraph-properties fo:margin-left="0in" fo:margin-right="0in" fo:margin-top="0.0598in" fo:margin-bottom="0.0598in" fo:line-height="0.1598in" fo:text-indent="0in" style:auto-text-indent="false"/>
      <style:text-properties fo:color="#280099" style:font-name="Arab" fo:font-size="10.5pt" style:text-underline-style="none" fo:font-weight="normal" style:font-size-asian="10.5pt" style:font-weight-asian="normal" style:font-size-complex="10.5pt" style:font-weight-complex="normal"/>
    </style:style>
    <style:style style:name="P7" style:family="paragraph" style:parent-style-name="Text_20_body">
      <style:paragraph-properties fo:margin-left="0in" fo:margin-right="0in" fo:margin-top="0.0598in" fo:margin-bottom="0.0598in" fo:line-height="0.1598in" fo:text-indent="0in" style:auto-text-indent="true"/>
      <style:text-properties style:font-name="Arab" fo:font-size="10.5pt" style:font-size-asian="10.5pt" style:font-size-complex="10.5pt"/>
    </style:style>
    <style:style style:name="P8" style:family="paragraph" style:parent-style-name="Text_20_body">
      <style:paragraph-properties fo:margin-left="0in" fo:margin-right="0in" fo:margin-top="0.0598in" fo:margin-bottom="0.0598in" fo:line-height="0.1598in" fo:text-indent="0in" style:auto-text-indent="true"/>
      <style:text-properties style:font-name="Arab" fo:font-size="10.5pt" fo:font-style="normal" fo:font-weight="normal" style:font-size-asian="10.5pt" style:font-style-asian="normal" style:font-weight-asian="normal" style:font-size-complex="10.5pt" style:font-style-complex="normal" style:font-weight-complex="normal"/>
    </style:style>
    <style:style style:name="P9" style:family="paragraph" style:parent-style-name="Text_20_body_20_indent">
      <style:paragraph-properties fo:margin-left="0in" fo:margin-right="0in" fo:margin-top="0.0598in" fo:margin-bottom="0.0598in" fo:line-height="0.1598in" fo:text-indent="0in" style:auto-text-indent="true"/>
      <style:text-properties style:font-name="Arab" fo:font-size="10.5pt" style:font-size-asian="10.5pt" style:font-size-complex="10.5pt"/>
    </style:style>
    <style:style style:name="P10" style:family="paragraph" style:parent-style-name="Text_20_body_20_indent">
      <style:paragraph-properties fo:margin-left="0in" fo:margin-right="0in" fo:margin-top="0.0598in" fo:margin-bottom="0.0598in" fo:line-height="0.1598in" fo:text-indent="0in" style:auto-text-indent="true"/>
    </style:style>
    <style:style style:name="P11" style:family="paragraph" style:parent-style-name="Text_20_body_20_indent">
      <style:paragraph-properties fo:margin-left="0in" fo:margin-right="0in" fo:margin-top="0.0598in" fo:margin-bottom="0in" fo:line-height="0.1598in" fo:text-indent="0in" style:auto-text-indent="true"/>
      <style:text-properties style:font-name="Arab" fo:font-size="10.5pt" style:font-size-asian="10.5pt" style:font-size-complex="10.5pt"/>
    </style:style>
    <style:style style:name="P12" style:family="paragraph" style:parent-style-name="Code_20_Line_20_Indent_20_1X">
      <style:text-properties fo:font-style="normal" style:font-style-asian="normal" style:font-style-complex="normal"/>
    </style:style>
    <style:style style:name="P13" style:family="paragraph" style:parent-style-name="Bullets" style:list-style-name="L1"/>
    <style:style style:name="P14" style:family="paragraph">
      <style:paragraph-properties fo:text-align="center"/>
    </style:style>
    <style:style style:name="T1" style:family="text">
      <style:text-properties fo:letter-spacing="-0.0071in"/>
    </style:style>
    <style:style style:name="T2" style:family="text">
      <style:text-properties style:font-name="DejaVu Sans"/>
    </style:style>
    <style:style style:name="T3" style:family="text">
      <style:text-properties style:font-name="DejaVu Sans" fo:letter-spacing="-0.0071in"/>
    </style:style>
    <style:style style:name="T4" style:family="text">
      <style:text-properties style:font-name="Arab"/>
    </style:style>
    <style:style style:name="T5" style:family="text">
      <style:text-properties style:font-name="Arab" fo:font-weight="bold" style:font-weight-asian="bold" style:font-weight-complex="bold"/>
    </style:style>
    <style:style style:name="T6" style:family="text">
      <style:text-properties style:font-name="Arab" fo:font-weight="normal" style:font-weight-asian="normal" style:font-weight-complex="normal"/>
    </style:style>
    <style:style style:name="T7" style:family="text">
      <style:text-properties style:font-name="Arab" fo:font-size="12pt" fo:font-weight="normal" style:font-size-asian="12pt" style:font-weight-asian="normal" style:font-size-complex="12pt" style:font-weight-complex="normal"/>
    </style:style>
    <style:style style:name="T8" style:family="text">
      <style:text-properties style:font-name="Arab" fo:font-size="10.5pt" fo:font-style="normal" fo:font-weight="normal" style:font-size-asian="10.5pt" style:font-style-asian="normal" style:font-weight-asian="normal" style:font-size-complex="10.5pt" style:font-style-complex="normal" style:font-weight-complex="normal"/>
    </style:style>
    <style:style style:name="T9" style:family="text">
      <style:text-properties style:font-name="Arab" fo:font-size="10.5pt" fo:font-style="normal" style:text-underline-style="none" fo:font-weight="normal" style:font-size-asian="10.5pt" style:font-style-asian="normal" style:font-weight-asian="normal" style:font-size-complex="10.5pt" style:font-style-complex="normal" style:font-weight-complex="normal"/>
    </style:style>
    <style:style style:name="T10" style:family="text">
      <style:text-properties style:font-name="Arab" fo:font-size="10.5pt" style:font-size-asian="10.5pt" style:font-size-complex="10.5pt"/>
    </style:style>
    <style:style style:name="T11" style:family="text">
      <style:text-properties style:font-name="Arab" fo:font-style="normal" fo:font-weight="bold" style:font-style-asian="normal" style:font-weight-asian="bold" style:font-style-complex="normal" style:font-weight-complex="bold"/>
    </style:style>
    <style:style style:name="T12" style:family="text">
      <style:text-properties fo:font-size="8pt" style:text-underline-style="none" fo:font-weight="normal" style:font-size-asian="8pt" style:font-weight-asian="normal" style:font-size-complex="8pt" style:font-weight-complex="normal"/>
    </style:style>
    <style:style style:name="T13" style:family="text">
      <style:text-properties fo:font-size="10pt" fo:letter-spacing="normal" style:text-underline-style="none" fo:font-weight="normal" style:font-size-asian="10pt" style:font-weight-asian="normal" style:font-size-complex="10pt" style:font-weight-complex="normal" style:font-relief="none"/>
    </style:style>
    <style:style style:name="T14" style:family="text">
      <style:text-properties fo:font-size="16pt" style:font-size-asian="16pt" style:font-size-complex="16pt"/>
    </style:style>
    <style:style style:name="T15" style:family="text">
      <style:text-properties fo:font-size="11pt" fo:letter-spacing="-0.0138in" fo:font-weight="bold" style:font-size-asian="11pt" style:font-weight-asian="bold" style:font-size-complex="11pt" style:font-weight-complex="bold" style:font-relief="none"/>
    </style:style>
    <style:style style:name="T16" style:family="text">
      <style:text-properties fo:color="#280099" fo:font-size="10.5pt" style:font-size-asian="10.5pt" style:font-size-complex="10.5pt"/>
    </style:style>
    <style:style style:name="T17" style:family="text">
      <style:text-properties fo:font-style="normal" style:text-underline-style="none" style:font-style-asian="normal" style:font-style-complex="normal"/>
    </style:style>
    <style:style style:name="T18" style:family="text">
      <style:text-properties fo:font-size="10.5pt" style:font-size-asian="10.5pt" style:font-size-complex="10.5pt"/>
    </style:style>
    <style:style style:name="T19" style:family="text">
      <style:text-properties style:font-name="Courier 10 Pitch1"/>
    </style:style>
    <style:style style:name="T20" style:family="text">
      <style:text-properties style:font-name="Courier 10 Pitch1" fo:font-size="10pt" style:font-size-asian="10pt" style:font-size-complex="10pt"/>
    </style:style>
    <style:style style:name="T21" style:family="text">
      <style:text-properties style:font-name="Courier 10 Pitch1" fo:font-size="10pt" fo:font-style="normal" style:text-underline-style="none" style:font-size-asian="10pt" style:font-style-asian="normal" style:font-size-complex="10pt" style:font-style-complex="normal"/>
    </style:style>
    <style:style style:name="T22" style:family="text">
      <style:text-properties style:font-name="Courier 10 Pitch1" fo:font-weight="bold" style:font-weight-asian="bold" style:font-weight-complex="bold"/>
    </style:style>
    <style:style style:name="T23" style:family="text">
      <style:text-properties style:font-name="Courier 10 Pitch1" fo:font-size="10.5pt" fo:font-weight="bold" style:font-size-asian="10.5pt" style:font-weight-asian="bold" style:font-size-complex="10.5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2in" fo:margin-right="0.1in" fo:margin-top="0.1in" fo:margin-bottom="0.1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style:style style:name="fr3" style:family="graphic" style:parent-style-name="OLE">
      <style:graphic-properties fo:margin-left="0.2in" fo:margin-right="0.1in" fo:margin-top="0.1in" fo:margin-bottom="0.1in"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style:column style:rel-width="6580*" fo:start-indent="0in" fo:end-indent="0.05in"/>
          <style:column style:rel-width="3672*" fo:start-indent="0.05in" fo:end-indent="0in"/>
        </style:columns>
      </style:section-properties>
    </style:style>
    <text:list-style style:name="L1">
      <text:list-level-style-bullet text:level="1" text:style-name="Bullet_20_Symbols" style:num-suffix="." text:bullet-char="•">
        <style:list-level-properties text:space-before="0.0008in" text:min-label-width="0.1957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vg:stroke-width="0.0402in" svg:stroke-color="#999999" draw:fill="solid" draw:fill-color="#000000"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Header_20_Pg1_20_Title">BaseBoard4</text:p>
        <text:p text:style-name="Header_20_Pg1_20_Subtitle">Getting Started Guide</text:p>
        <text:p text:style-name="Header_20_Pg1_20_Company"><draw:frame draw:style-name="fr1" draw:name="graphics1" text:anchor-type="char" svg:x="0.0063in" svg:y="-0.0583in" svg:width="0.2598in" svg:height="0.2902in" draw:z-index="1"><draw:image xlink:href="Pictures/100002000000008F00000122DE8C29AB.gif" xlink:type="simple" xlink:show="embed" xlink:actuate="onLoad"/></draw:frame><text:span text:style-name="T14"> </text:span><text:span text:style-name="T15">DEMAND PERIPHERALS, INC.</text:span></text:p>
        <text:p text:style-name="Header_20_Pg1_20_URL"><text:a xlink:type="simple" xlink:href="http://www.demandperipherals.com/"><text:span text:style-name="T13">www.demandperipherals.com</text:span></text:a></text:p>
      </text:section>
      <text:p text:style-name="Heading"><draw:line text:anchor-type="paragraph" draw:z-index="0" draw:style-name="gr1" draw:text-style-name="P14" svg:x1="0in" svg:y1="0.05in" svg:x2="7.1201in" svg:y2="0.05in"><text:p/></draw:line>Introduction</text:p>
      <text:p text:style-name="Text_20_body_20_indent"><draw:frame draw:style-name="fr2" draw:name="Object3" text:anchor-type="paragraph" svg:x="4.1598in" svg:y="0.1256in" svg:width="2.95in" svg:height="3.6673in" draw:z-index="18"><draw:object xlink:href="./Object 3" xlink:type="simple" xlink:show="embed" xlink:actuate="onLoad"/><draw:image xlink:href="./ObjectReplacements/Object 3" xlink:type="simple" xlink:show="embed" xlink:actuate="onLoad"/></draw:frame>Taken a step at a time, getting started with FPGA design is easier than you might think. This document describes the minimum steps required to compile, download, and test a Verilog design using the Demand Peripherals BaseBoard4. This tutorial uses the Xilinx command line tools, making it appropriate for both Windows <text:span text:style-name="T2">®</text:span> and Linux users. This guide is an introduction and not a general tutorial on Verilog or hardware design.</text:p>
      <text:p text:style-name="Heading">Overview</text:p>
      <text:p text:style-name="Text_20_body_20_indent">The basic steps to complete this tutorial are:</text:p>
      <text:list text:style-name="L1">
        <text:list-item>
          <text:p text:style-name="P13">Download, install, and test the Xilinx design tools.</text:p>
        </text:list-item>
        <text:list-item>
          <text:p text:style-name="P13">Give the elements in your hardware (such as buttons and LEDs) names that Verilog can understand.</text:p>
        </text:list-item>
        <text:list-item>
          <text:p text:style-name="P13">Create and compile a file with a simple Verilog design.</text:p>
        </text:list-item>
        <text:list-item>
          <text:p text:style-name="P13">Download and test the Verilog program using the Demand Peripherals BaseBoard4.</text:p>
        </text:list-item>
      </text:list>
      <text:p text:style-name="Heading">Downloading and Installing the Xilinx WebPACK Tool Kit</text:p>
      <text:p text:style-name="Caption"><text:tab/><text:tab/><text:tab/><text:tab/><text:tab/><text:tab/><text:tab/><text:tab/> <text:s text:c="4"/>Figure1: <text:s/>Getting Started.</text:p>
      <text:p text:style-name="Text_20_body_20_indent">Xilinx provides a set of free design tools that run on both Windows and Linux. The "WebPACK", as it is called, is available at:</text:p>
      <text:p text:style-name="P6"><text:tab/>http://www.xilinx.com/ise/logic_design_prod/webpack.htm</text:p>
      <text:p text:style-name="Text_20_body_20_indent">You will need to create an account but it is free and registration is relatively painless. Download the WebPACK appropriate for your operating system. Note that only 32 bit versions are available and that for Linux you may need to guess a little to pick the version closest to your system. Saving the download file is a good idea in case you want to re-install or install the software on another PC.</text:p>
      <text:p text:style-name="P11">Open the ZIP file. Install the software on Windows by double-clicking</text:p>
      <text:p text:style-name="Code_20_Line_20_Indent_20_1X">setup.exe</text:p>
      <text:p text:style-name="Text_20_body">Install on Linux by running</text:p>
      <text:p text:style-name="P12">webpack/bin/lin/setup</text:p>
      <text:p text:style-name="P9">You can accept most of the defaults presented but you do not need to install any drivers. Also, be aware that saying “Yes” to an immediate update will trigger another 600 MB download. For this tutorial you do not need the update and can safely postpone it.</text:p>
      <text:p text:style-name="P9">Test the installation on Windows by displaying the usage of the -xst command by opening a DOS shell and entering the command:</text:p>
      <text:p text:style-name="Code_20_Line_20_Indent_20_1X">xst \h</text:p>
      <text:p text:style-name="P9">Linux users should add the location of the Xilinx binaries into the search path. One way to do this is to add a command like the following to your .bashrc file. For example, if WebPack version 10.1 was installed in /opt/Xilinx, the PATH might look like:</text:p>
      <text:p text:style-name="Code_20_Line_20_Indent_20_1X"><text:soft-page-break/>export PATH=$PATH:/opt/Xilinx/10.1/ISE/bin/lin</text:p>
      <text:p text:style-name="P4">Test the installation on Linux by looking for usage information after running the following command at the bash prompt.</text:p>
      <text:p text:style-name="Code_20_Line_20_Indent_20_1X">xst -h</text:p>
      <text:p text:style-name="Heading">Relating I/O Pins to Verilog Variables</text:p>
      <text:p text:style-name="P9">Xilinx uses a "User Constraint File" (*.ucf) to tell Verilog about the hardware on the FPGA board. The constraints file relates FPGA pin numbers or locations to logical names for use in the Verilog code. Consider, for example, the partial schematic of the Demand Peripherals BaseBoard4 shown in Figure 2.</text:p>
      <text:p text:style-name="P9"><draw:frame draw:style-name="fr3" draw:name="Object2" text:anchor-type="paragraph" svg:x="4.7319in" svg:y="0.2764in" svg:width="2.35in" svg:height="4.1882in" draw:z-index="17"><draw:object xlink:href="./Object 2" xlink:type="simple" xlink:show="embed" xlink:actuate="onLoad"/><draw:image xlink:href="./ObjectReplacements/Object 2" xlink:type="simple" xlink:show="embed" xlink:actuate="onLoad"/></draw:frame>The constraints file for this hardware might have the following entries:</text:p>
      <text:p text:style-name="Code_20_Line_20_Indent_20_1X">NET "CLEAR" <text:s/>LOC = "P13" ; # Button 1</text:p>
      <text:p text:style-name="Code_20_Line_20_Indent_20_1X">NET "CK12" <text:s text:c="2"/>LOC = "P39" ; # 12.5 MHz clock</text:p>
      <text:p text:style-name="Code_20_Line_20_Indent_20_1X">NET "LED&lt;0&gt;" LOC = "P70" ; # LED 0</text:p>
      <text:p text:style-name="Code_20_Line_20_Indent_20_1X">NET "LED&lt;1&gt;" LOC = "P71" ; # LED 1</text:p>
      <text:p text:style-name="Code_20_Line_20_Indent_20_1X">NET "LED&lt;2&gt;" LOC = "P62" ; # LED 2</text:p>
      <text:p text:style-name="Code_20_Line_20_Indent_20_1X">NET "LED&lt;3&gt;" LOC = "P66" ; # LED 3</text:p>
      <text:p text:style-name="Code_20_Line_20_Indent_20_1X">NET "LED&lt;4&gt;" LOC = "P67" ; # LED 4</text:p>
      <text:p text:style-name="Code_20_Line_20_Indent_20_1X">NET "LED&lt;5&gt;" LOC = "P68" ; # LED 5</text:p>
      <text:p text:style-name="Code_20_Line_20_Indent_20_1X">NET "LED&lt;6&gt;" LOC = "P63" ; # LED 6</text:p>
      <text:p text:style-name="Code_20_Line_20_Indent_20_1X">NET "LED&lt;7&gt;" LOC = "P65" ; # LED 7</text:p>
      <text:p text:style-name="P9">Create a file called <text:span text:style-name="T22">counter.ucf</text:span> and copy the above constraints into it. A predefined user constraints file for the BaseBoard4 is available as a link in the support section of the Demand Peripherals web site:</text:p>
      <text:p text:style-name="P5"><text:span text:style-name="T18"><text:tab/></text:span><text:span text:style-name="T16">http://www.demandperipherals.com/support.html</text:span></text:p>
      <text:p text:style-name="P9">The user constraints file can do much more than just relate Verilog names to pin numbers. It can also add pull-up or pull-down resistors, set output current limits, set timing constraints, and set output slew rate. As an example, here are the UCF lines needed to add pull-up resistors to a button input and limit the LED current to 12 miliamps.</text:p>
      <text:p text:style-name="Caption"><text:tab/><text:tab/><text:tab/><text:tab/><text:tab/><text:tab/><text:tab/><text:tab/><text:tab/><text:span text:style-name="T11">Figure 2. Partial BB4 Schematic</text:span></text:p>
      <text:p text:style-name="Code_20_Line_20_Indent_20_1X">NET "BTN1" <text:s text:c="2"/>LOC = "P13" ; # Button 1 FPGA pin <text:s/>location</text:p>
      <text:p text:style-name="Code_20_Line_20_Indent_20_1X">NET "BTN1" <text:s text:c="2"/>PULLUP ; # Button 1 pull=up <text:s/>resistor</text:p>
      <text:p text:style-name="Code_20_Line_20_Indent_20_1X">NET "LED&lt;0&gt;" LOC = "P70" ; # LED 0 pin location</text:p>
      <text:p text:style-name="Code_20_Line_20_Indent_20_1X">NET "LED&lt;0&gt;" DRIVE = 12 ; # LED 0 limit of 12 ma </text:p>
      <text:p text:style-name="P8">Details about the user constraints file can be found on the Xilinx web site by searching for "user constraints file". In particular, the following document contains additional information:</text:p>
      <text:p text:style-name="P3"><text:span text:style-name="T8"><text:tab/></text:span><text:a xlink:type="simple" xlink:href="http://toolbox.xilinx.com/docsan/data/alliance/dev/dev3.htm"><text:span text:style-name="T9">http://www.xilinx.com/itp/data/alliance/dev/dev3.htm</text:span></text:a></text:p>
      <text:p text:style-name="Heading">Creating a Simple Design in Verilog</text:p>
      <text:p text:style-name="P10"><text:span text:style-name="T10">The Verilog program for this tutorial is a simple counter that counts an input clock and displays the high 8 bits on the LEDs. A clear button can force the count to zero. Create a file called </text:span><text:span text:style-name="T23">counter.v</text:span><text:span text:style-name="T10"> and add the </text:span><text:soft-page-break/><text:span text:style-name="T10">following Verilog code to it.</text:span></text:p>
      <text:p text:style-name="Code_20_Line_20_Indent_20_1X">module counter(CLEAR, CK12, LED);</text:p>
      <text:p text:style-name="Code_20_Line_20_Indent_20_2X">input CLEAR; <text:s text:c="16"/>// Set counter to zero</text:p>
      <text:p text:style-name="Code_20_Line_20_Indent_20_2X">input CK12; <text:s text:c="17"/>// Counter's clock source</text:p>
      <text:p text:style-name="Code_20_Line_20_Indent_20_2X">output [7:0] LED; <text:s text:c="11"/>// Display of high 8 bits of counter</text:p>
      <text:p text:style-name="Code_20_Line_20_Indent_20_1X"/>
      <text:p text:style-name="Code_20_Line_20_Indent_20_2X">reg [27:0] count; <text:s text:c="11"/>// A 28 bit counter</text:p>
      <text:p text:style-name="Code_20_Line_20_Indent_20_2X">reg metaclear; <text:s text:c="14"/>// Bring CLEAR into our clock domain</text:p>
      <text:p text:style-name="Code_20_Line_20_Indent_20_1X"/>
      <text:p text:style-name="Code_20_Line_20_Indent_20_2X">always @(posedge CK12)</text:p>
      <text:p text:style-name="Code_20_Line_20_Indent_20_2X">begin</text:p>
      <text:p text:style-name="Code_20_Line_20_Indent_20_2X">metaclear &lt;= CLEAR;</text:p>
      <text:p text:style-name="Code_20_Line_20_Indent_20_2X">if (metaclear) <text:s text:c="14"/>// Button closed value = 0, open = 1</text:p>
      <text:p text:style-name="Code_20_Line_20_Indent_20_3X">count &lt;= 0;</text:p>
      <text:p text:style-name="Code_20_Line_20_Indent_20_2X">else</text:p>
      <text:p text:style-name="Code_20_Line_20_Indent_20_3X">count &lt;= count + 1;</text:p>
      <text:p text:style-name="Code_20_Line_20_Indent_20_2X">end</text:p>
      <text:p text:style-name="Code_20_Line_20_Indent_20_1X"/>
      <text:p text:style-name="Code_20_Line_20_Indent_20_2X">assign LED = count[27:20]; <text:s text:c="2"/>// Set display</text:p>
      <text:p text:style-name="Code_20_Line_20_Indent_20_1X"/>
      <text:p text:style-name="Code_20_Line_20_Indent_20_1X">endmodule</text:p>
      <text:p text:style-name="P9">While not a requirement for this case, the code above illustrates the common practice of latching all inputs prior to using their values. This helps prevent problems arising from metastability issues.</text:p>
      <text:p text:style-name="Heading">Compiling Verilog for Xilinx FPGAs</text:p>
      <text:p text:style-name="P9">Xilinx provides a graphical development environment called ISE. In this tutorial you'll be issuing the same commands that ISE does but you'll be doing it from the command line. It is using that command line that makes this tutorial applicable to both Windows and Linux, and it give you the option to wrap these commands in a Makefile.</text:p>
      <text:p text:style-name="P9">There is insufficient space in this tutorial to give detailed descriptions of the commands but your download of the Xilinx tools includes comprehensive manuals for the Xilinx command line tools. Look in</text:p>
      <text:p text:style-name="Code_20_Line_20_Indent_20_1X">./ISE/doc/usenglish/books/docs/</text:p>
      <text:p text:style-name="P7">The first command, <text:span text:style-name="T21">xst</text:span><text:span text:style-name="T17">, </text:span>synthesizes the Verilog file into a hardware design that is saved as a netlist file with an <text:span text:style-name="T19">*</text:span><text:span text:style-name="T22">.ngc</text:span> extension. Xilinx's <text:span text:style-name="T20">xst</text:span> program is actually a command line interpreter and it expects input from standard-in or, using the <text:span text:style-name="T20">-ifn</text:span> option, from a file. Use an <text:span text:style-name="T20">echo</text:span> command and a pipe operator to give <text:span text:style-name="T20">xst</text:span> input from standard-in if you want to keep all of your build information in a Makefile. The only difference between Windows and Linux for this tutorial is in the <text:span text:style-name="T19">echo</text:span> command below. Linux requires the quotes and Windows does not. Note that the “<text:span text:style-name="T20">\</text:span>” at the end of the first line is not required if the two lines are combined into one continuous line during entry. It is used here to show the command wraps onto the next line.</text:p>
      <text:p text:style-name="P12">echo "run -ifn counter.v -ifmt Verilog -ofn counter -p xc3s100e-4-vq100 \</text:p>
      <text:p text:style-name="P12">-opt_mode Speed -opt_level 1" | xst</text:p>
      <text:p text:style-name="P9">You have to specify the input file, the input file format, the name of the output file and the exact type of FPGA. Study the output of <text:span text:style-name="T20">xst</text:span> to better understand the how the synthesis works. Note that several report files <text:soft-page-break/>and directories are created but all of these can be deleted except the <text:span text:style-name="T22">*.ngc</text:span> file which is required for the next command.</text:p>
      <text:p text:style-name="P9">The <text:span text:style-name="T20">ngdbuild</text:span> command converts the design netlist in the <text:span text:style-name="T22">*.ngc</text:span> file to a "Native Generic Database" that further decomposes the design into FPGA native elements such as flip-flops, gates, and RAM blocks.</text:p>
      <text:p text:style-name="P12">ngdbuild <text:s/>-p xc3s100e-4-vq100 -uc counter.ucf <text:s/>counter.ngc</text:p>
      <text:p text:style-name="P9">It is the <text:span text:style-name="T20">ngdbuild</text:span> command that first considers the pin location, loading, and timing requirements specified in the user constraints file. Like the other Xilinx commands, <text:span text:style-name="T20">ngdbuild</text:span> produces several reports but its real output is an <text:span text:style-name="T22">*.ngd</text:span> file.</text:p>
      <text:p text:style-name="P9">The Xilinx <text:span text:style-name="T20">map</text:span> command converts the generic elements from the step above to the elements specific to the target FPGA. It also performs a design rules check on the overall design. The <text:span text:style-name="T20">map</text:span> command produces two files, an <text:span text:style-name="T22">*.pcf</text:span> file and an <text:span text:style-name="T22">*.ncd</text:span> file, that are used in a subsequent command.</text:p>
      <text:p text:style-name="P12">map -k 6 -detail -pr b counter.ngd</text:p>
      <text:p text:style-name="P9">The <text:span text:style-name="T20">map</text:span> command produces quite a few reports. As you gain experience with FPGA design you may come to rely on these report to help identify design and timing problems.</text:p>
      <text:p text:style-name="P9">The place and route command, <text:span text:style-name="T20">par</text:span>, uses the Physical Constraints File (<text:span text:style-name="T22">*.pcf</text:span><text:span text:style-name="T20">)</text:span> and the Native Circuit Description (<text:span text:style-name="T22">*.ncd</text:span>) to produce another <text:span text:style-name="T22">*.ncd</text:span> file with the fully routed FPGA design.</text:p>
      <text:p text:style-name="P12">par counter.ncd parout.ncd counter.pcf</text:p>
      <text:p text:style-name="P9">Output processing starts with the <text:span text:style-name="T20">bitgen</text:span> program which converts the fully routed FPGA design into the pattern of bits found in the FPGA after download.</text:p>
      <text:p text:style-name="P12">bitgen -g StartUpClk:CClk -g CRC:Enable parout.ncd counter.bit counter.pcf</text:p>
      <text:p text:style-name="P9">The <text:span text:style-name="T20">bitgen</text:span> program lets you specify which pin to use during initialization and whether or not to do CRC checking on the download image. The <text:span text:style-name="T22">*.bit</text:span> file is good for downloads using JTAG but the BaseBoard4 is downloaded using USB and one more command is required to convert the bitstream file into a download file.</text:p>
      <text:p text:style-name="P12">promgen -w -p bin -o counter.bin -u 0 counter.bit</text:p>
      <text:p text:style-name="P9">The <text:span text:style-name="T20">promgen</text:span> program is a utility that converts bitstream files into various PROM file formats. The format for the BaseBoard4 is <text:span text:style-name="T4">binary</text:span> so the <text:span text:style-name="T20">promgen</text:span> command uses the <text:span text:style-name="T20">-p</text:span> binary option. The output of <text:span text:style-name="T20">promgen</text:span>, <text:span text:style-name="T22">counter.bin</text:span>, is what is downloaded to the BaseBoard4.</text:p>
      <text:p text:style-name="P9">All of the commands described above, <text:span text:style-name="T20">xst</text:span>, <text:span text:style-name="T20">ngdbuild</text:span>, <text:span text:style-name="T20">map</text:span>, <text:span text:style-name="T20">par</text:span>, <text:span text:style-name="T20">bitgen</text:span>, and <text:span text:style-name="T20">promgen</text:span> have excellent PDF manuals in the ISE/doc/usgnglish/de/dev directory of your WebPACK installation. </text:p>
      <text:p text:style-name="Heading">Downloading and Testing Your Verilog Program</text:p>
      <text:p text:style-name="P9">Unlike most FPGA development boards, the BaseBoard4 does not use JTAG for downloads. Instead, it uses a USB serial port interface. This means that you don't have to buy a separate cable or device for downloading and, perhaps more importantly, you don't have to worry about installing proprietary JTAG device drivers. Not requiring a JTAG driver means that your BaseBoard4 works equally well under Windows and Linux.</text:p>
      <text:p text:style-name="P9">You send the <text:span text:style-name="T22">counter.bin</text:span> file produced in the <text:span text:style-name="T20">promgen</text:span> command discussed above to the FPGA board by pressing the LOAD button on the BaseBoard4 and, for Windows, entering the following command:</text:p>
      <text:p text:style-name="Code_20_Line_20_Indent_20_1X">copy counter.bin /B COMx: /B <text:s/>#COMx is the COM port assinged by Windows.</text:p>
      <text:p text:style-name="P9">Linux is equally easy but requires two commands.</text:p>
      <text:p text:style-name="Code_20_Line_20_Indent_20_1X">stty --file=/dev/ttyUSB0 -opost <text:s/># We want raw output</text:p>
      <text:p text:style-name="Code_20_Line_20_Indent_20_1X">cat counter.bin &gt; /dev/ttyUSB0</text:p>
      <text:p text:style-name="P9"><text:soft-page-break/>Are the LEDs incrementing? If so, congratulations, you're on your way into the world of FPGA programming with Veri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OpenSymbol" svg:font-family="OpenSymbol"/>
    <style:font-face style:name="Tahoma1" svg:font-family="Tahoma"/>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Arab" svg:font-family="Arab" style:font-pitch="variable"/>
    <style:font-face style:name="Arab2" svg:font-family="Arab" style:font-adornments="Bold" style:font-pitch="variable"/>
    <style:font-face style:name="Arab1" svg:font-family="Arab" style:font-adornments="Regular" style:font-pitch="variable"/>
    <style:font-face style:name="Times New Roman" svg:font-family="'Times New Roman'" style:font-family-generic="roman" style:font-pitch="variable"/>
    <style:font-face style:name="Arial" svg:font-family="Arial" style:font-adornments="Italic"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228in" draw:rotation="450"/>
    <draw:marker draw:name="Arrow" svg:viewBox="0 0 20 30" svg:d="m10 0-10 30h20z"/>
    <draw:stroke-dash draw:name="Fine_20_Dashed" draw:display-name="Fine Dashed" draw:style="rect" draw:dots1="1" draw:dots1-length="0.1134in" draw:dots2="1" draw:dots2-length="0.1134in" draw:distance="0.1134in"/>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_20_indent" style:class="text" style:master-page-name="">
      <style:paragraph-properties fo:margin-top="0.0799in" fo:margin-bottom="0.0799in" fo:line-height="0.2in" style:page-number="auto" fo:keep-with-next="always"/>
      <style:text-properties style:font-name="Arab1" fo:font-size="12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0598in" fo:margin-bottom="0.0598in" fo:line-height="0.1598in"/>
      <style:text-properties style:font-name="Arab1" fo:font-size="10.5pt"/>
    </style:style>
    <style:style style:name="List" style:family="paragraph" style:parent-style-name="Text_20_body" style:class="list" style:master-page-name="">
      <style:paragraph-properties fo:margin-left="0.25in" fo:margin-right="0in" fo:margin-top="0in" fo:margin-bottom="0in" fo:text-indent="-0.25in" style:auto-text-indent="false" style:page-number="auto">
        <style:tab-stops/>
      </style:paragraph-properties>
      <style:text-properties fo:font-size="9pt" style:font-name-complex="Tahoma1"/>
    </style:style>
    <style:style style:name="Caption" style:family="paragraph" style:parent-style-name="Standard" style:class="extra">
      <style:paragraph-properties fo:margin-top="0.0299in" fo:margin-bottom="0.0299in" fo:line-height="0.1598in" fo:text-align="center" style:justify-single-word="false" text:number-lines="false" text:line-number="0"/>
      <style:text-properties style:font-name="Arab2" fo:font-size="10.5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ont_20_Cover" style:display-name="Front Cover" style:family="paragraph" style:parent-style-name="Heading" style:class="text" style:master-page-name="">
      <style:paragraph-properties fo:line-height="200%" fo:text-align="center" style:justify-single-word="false" style:page-number="auto"/>
      <style:text-properties fo:font-size="20pt" fo:font-weight="bold"/>
    </style:style>
    <style:style style:name="Footer" style:family="paragraph" style:parent-style-name="Standard" style:class="extra">
      <style:paragraph-properties fo:line-height="0.1598in" fo:text-align="center" style:justify-single-word="false" text:number-lines="false" text:line-number="0">
        <style:tab-stops>
          <style:tab-stop style:position="3.5598in" style:type="center"/>
          <style:tab-stop style:position="6.5in" style:type="right"/>
          <style:tab-stop style:position="7.1in" style:type="right"/>
        </style:tab-stops>
      </style:paragraph-properties>
      <style:text-properties fo:font-size="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in" fo:margin-right="0in" fo:margin-top="0.0598in" fo:margin-bottom="0.0598in" fo:line-height="0.1598in" fo:text-indent="0in" style:auto-text-indent="true"/>
      <style:text-properties style:font-name="Arab1" fo:font-size="10.5pt"/>
    </style:style>
    <style:style style:name="Text_20_body_20_indent_20_-_20_2" style:display-name="Text body indent - 2" style:family="paragraph" style:parent-style-name="Text_20_body_20_indent" style:class="text">
      <style:paragraph-properties fo:margin-left="0.5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list-style-name="Numbering_20_1" style:class="extra">
      <style:paragraph-properties fo:margin-top="0.1598in" fo:margin-bottom="0.1in" style:shadow="none">
        <style:tab-stops/>
      </style:paragraph-properties>
      <style:text-properties style:font-name="Arial" fo:letter-spacing="0.0016in" style:text-scale="105%"/>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_20_Pg1_20_Title" style:display-name="Header Pg1 Title" style:family="paragraph" style:parent-style-name="Standard" style:next-style-name="Header_20_Pg1_20_Subtitle" style:master-page-name="">
      <style:paragraph-properties fo:margin-left="0in" fo:margin-right="0in" fo:margin-top="0in" fo:margin-bottom="0in" fo:line-height="0.2402in" fo:text-align="start" style:justify-single-word="false" fo:text-indent="0in" style:auto-text-indent="false" style:page-number="auto"/>
      <style:text-properties style:font-name="Arab" fo:font-size="16pt" fo:letter-spacing="normal" fo:font-weight="bold" style:letter-kerning="true" style:font-size-asian="16pt" style:font-weight-asian="bold" style:font-size-complex="16pt" style:font-weight-complex="bold" style:font-relief="none"/>
    </style:style>
    <style:style style:name="Header_20_Pg1_20_Subtitle" style:display-name="Header Pg1 Subtitle" style:family="paragraph" style:parent-style-name="Standard" style:next-style-name="Header_20_Pg1_20_Company">
      <style:paragraph-properties fo:margin-left="0in" fo:margin-right="0in" fo:margin-top="0in" fo:margin-bottom="0in" fo:line-height="0.2in" fo:text-align="start" style:justify-single-word="false" fo:text-indent="0in" style:auto-text-indent="false" style:shadow="none" style:vertical-align="baseline"/>
      <style:text-properties fo:color="#000000" style:font-name="Arab" fo:font-size="12pt" fo:font-weight="bold" style:font-name-asian="Arial1" style:font-size-asian="12pt" style:font-weight-asian="bold" style:font-name-complex="Arial1" style:font-size-complex="12pt" style:font-weight-complex="bold"/>
    </style:style>
    <style:style style:name="Header_20_Pg1_20_Company" style:display-name="Header Pg1 Company" style:family="paragraph" style:parent-style-name="Standard" style:next-style-name="Header_20_Pg1_20_URL">
      <style:paragraph-properties fo:margin-left="0in" fo:margin-right="0in" fo:margin-top="0in" fo:margin-bottom="0in" fo:line-height="0.2201in" fo:text-align="start" style:justify-single-word="false" fo:text-indent="0in" style:auto-text-indent="false"/>
      <style:text-properties style:font-name="Arab" fo:font-size="11pt" style:font-size-asian="14pt" style:font-size-complex="14pt"/>
    </style:style>
    <style:style style:name="Header_20_Pg1_20_URL" style:display-name="Header Pg1 URL" style:family="paragraph" style:parent-style-name="Standard" style:next-style-name="Heading" style:master-page-name="">
      <style:paragraph-properties fo:margin-left="0in" fo:margin-right="0in" fo:margin-top="0in" fo:margin-bottom="0in" fo:line-height="0.1799in" fo:text-align="center" style:justify-single-word="false" fo:text-indent="0in" style:auto-text-indent="false" style:page-number="auto">
        <style:tab-stops>
          <style:tab-stop style:position="0.4098in"/>
        </style:tab-stops>
      </style:paragraph-properties>
      <style:text-properties style:font-name="Arab" fo:font-size="10pt" style:font-size-asian="14pt" style:font-size-complex="14pt"/>
    </style:style>
    <style:style style:name="Bullets" style:family="paragraph" style:parent-style-name="Standard" style:master-page-name="">
      <style:paragraph-properties fo:margin-left="0.1799in" fo:margin-right="0in" fo:margin-top="0.0402in" fo:margin-bottom="0.0402in" fo:line-height="0.1598in" fo:text-indent="0in" style:auto-text-indent="true" style:page-number="auto"/>
      <style:text-properties style:font-name="Arab" fo:font-size="10.5pt" style:font-size-asian="10.5pt" style:font-size-complex="10.5pt"/>
    </style:style>
    <style:style style:name="Code_20_Line_20_Indent_20_1X" style:display-name="Code Line Indent 1X" style:family="paragraph" style:parent-style-name="Text_20_body_20_indent">
      <style:paragraph-properties fo:margin-left="0.25in" fo:margin-right="0in" fo:margin-top="0.0299in" fo:margin-bottom="0.0299in" fo:line-height="0.1598in" fo:text-indent="-0.1in" style:auto-text-indent="false">
        <style:tab-stops/>
      </style:paragraph-properties>
      <style:text-properties style:font-name="Courier 10 Pitch" fo:font-size="10pt" fo:font-style="normal" style:font-size-asian="10.5pt" style:font-style-asian="italic" style:font-size-complex="10.5pt" style:font-style-complex="italic"/>
    </style:style>
    <style:style style:name="Code_20_Line_20_Indent_20_2X" style:display-name="Code Line Indent 2X" style:family="paragraph" style:parent-style-name="Code_20_Line_20_Indent_20_1X">
      <style:paragraph-properties fo:margin-left="0.45in" fo:margin-right="0in" fo:margin-top="0.0299in" fo:margin-bottom="0.0299in" fo:text-indent="-0.1in" style:auto-text-indent="false">
        <style:tab-stops/>
      </style:paragraph-properties>
    </style:style>
    <style:style style:name="Code_20_Line_20_Indent_20_3X" style:display-name="Code Line Indent 3X" style:family="paragraph" style:parent-style-name="Code_20_Line_20_Indent_20_2X">
      <style:paragraph-properties fo:margin-left="0.65in" fo:margin-right="0in" fo:text-indent="-0.1in" style:auto-text-indent="false">
        <style:tab-stops/>
      </style:paragraph-properties>
    </style:style>
    <style:style style:name="Code_20_Line_20_Indent_20_4X" style:display-name="Code Line Indent 4X" style:family="paragraph" style:parent-style-name="Code_20_Line_20_Indent_20_3X">
      <style:paragraph-properties fo:margin-left="0.85in" fo:margin-right="0in" fo:text-indent="-0.1in" style:auto-text-indent="false">
        <style:tab-stops/>
      </style:paragraph-properties>
    </style:style>
    <style:style style:name="Indent_20_List" style:display-name="Indent List" style:family="paragraph" style:parent-style-name="Text_20_body_20_indent">
      <style:paragraph-properties fo:margin-left="1.35in" fo:margin-right="0in" fo:margin-top="0.0598in" fo:margin-bottom="0.0598in" fo:line-height="0.1598in" fo:text-indent="-0.75in" style:auto-text-indent="false">
        <style:tab-stops/>
      </style:paragraph-properties>
      <style:text-properties style:font-name="Arab" fo:font-size="10.5pt" style:font-size-asian="10.5pt" style:font-size-complex="10.5pt"/>
    </style:style>
    <style:style style:name="Header_20_Cnt_20_Pg_20_Title" style:display-name="Header Cnt Pg Title" style:family="paragraph" style:parent-style-name="Heading_20_1" style:next-style-name="Header_20_Cnt_20_Pg_20_Company">
      <style:paragraph-properties fo:margin-top="0in" fo:margin-bottom="0in" fo:line-height="0.1799in"/>
      <style:text-properties fo:font-size="10.5pt" style:font-size-asian="10.5pt" style:font-size-complex="10.5pt"/>
    </style:style>
    <style:style style:name="Header_20_Cnt_20_Pg_20_Company" style:display-name="Header Cnt Pg Company" style:family="paragraph" style:parent-style-name="Heading_20_1" style:next-style-name="Header_20_Cnt_20_Pg_20_URL">
      <style:paragraph-properties fo:margin-top="0in" fo:margin-bottom="0in" fo:line-height="0.1799in" fo:text-align="end" style:justify-single-word="false"/>
      <style:text-properties style:font-name="Arab" fo:font-size="10.5pt" fo:letter-spacing="-0.0071in" fo:font-weight="bold" style:font-size-asian="10.5pt" style:font-weight-asian="bold" style:font-size-complex="10.5pt" style:font-weight-complex="bold"/>
    </style:style>
    <style:style style:name="Header_20_Cnt_20_Pg_20_URL" style:display-name="Header Cnt Pg URL" style:family="paragraph" style:parent-style-name="Heading_20_1" style:next-style-name="Text_20_body_20_indent" style:master-page-name="">
      <style:paragraph-properties fo:margin-left="0in" fo:margin-right="0in" fo:margin-top="0in" fo:margin-bottom="0in" fo:line-height="0.1201in" fo:text-align="center" style:justify-single-word="false" fo:text-indent="0in" style:auto-text-indent="false" style:page-number="auto"/>
      <style:text-properties fo:color="#000080" fo:font-size="8pt" style:font-size-asian="10.5pt" style:font-size-complex="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fo:text-align="center"/>
      </text:list-level-style-number>
      <text:list-level-style-number text:level="2" text:style-name="Numbering_20_Symbols" style:num-suffix="." style:num-format="1"/>
      <text:list-level-style-number text:level="3"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top="0.0799in" fo:margin-bottom="0in">
        <style:tab-stops>
          <style:tab-stop style:position="3.5626in" style:type="center"/>
          <style:tab-stop style:position="6.5in"/>
          <style:tab-stop style:position="7.1043in"/>
        </style:tab-stops>
      </style:paragraph-properties>
      <style:text-properties style:font-name="Arab" fo:font-size="10pt" style:font-size-asian="10pt" style:font-size-complex="10pt"/>
    </style:style>
    <style:style style:name="P2" style:family="paragraph">
      <style:paragraph-properties fo:text-align="center"/>
    </style:style>
    <style:style style:name="P3" style:family="paragraph" style:parent-style-name="Footer">
      <style:paragraph-properties fo:margin-top="0.0799in" fo:margin-bottom="0in" fo:text-align="start" style:justify-single-word="false">
        <style:tab-stops>
          <style:tab-stop style:position="3.5071in" style:type="center"/>
          <style:tab-stop style:position="7.1189in" style:type="right"/>
        </style:tab-stops>
      </style:paragraph-properties>
      <style:text-properties style:font-name="Arab" fo:font-size="10pt" style:font-size-asian="10pt" style:font-size-complex="10pt"/>
    </style:style>
    <style:style style:name="T1" style:family="text">
      <style:text-properties fo:letter-spacing="-0.0071in"/>
    </style:style>
    <style:style style:name="T2" style:family="text">
      <style:text-properties style:font-name="DejaVu Sans" fo:letter-spacing="-0.0071in"/>
    </style:style>
    <style:style style:name="T3" style:family="text">
      <style:text-properties style:font-name="Arab" fo:font-weight="bold" style:font-weight-asian="bold" style:font-weight-complex="bold"/>
    </style:style>
    <style:style style:name="T4" style:family="text">
      <style:text-properties style:font-name="Arab" fo:font-weight="normal" style:font-weight-asian="normal" style:font-weight-complex="normal"/>
    </style:style>
    <style:style style:name="T5" style:family="text">
      <style:text-properties style:font-name="Arab" fo:font-size="12pt" fo:font-weight="normal" style:font-size-asian="12pt" style:font-weight-asian="normal" style:font-size-complex="12pt" style:font-weight-complex="normal"/>
    </style:style>
    <style:style style:name="T6" style:family="text">
      <style:text-properties fo:font-size="8pt" style:text-underline-style="none" fo:font-weight="normal" style:font-size-asian="8pt" style:font-weight-asian="normal" style:font-size-complex="8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580*" fo:start-indent="0in" fo:end-indent="0.05in"/>
          <style:column style:rel-width="3672*" fo:start-indent="0.05in" fo:end-indent="0in"/>
        </style:columns>
      </style:section-properties>
    </style:style>
    <style:style style:name="gr1" style:family="graphic">
      <style:graphic-properties svg:stroke-width="0.0402in" svg:stroke-color="#999999" draw:fill="solid" draw:fill-color="#000000" draw:textarea-horizontal-align="center" draw:textarea-vertical-align="middle" fo:padding-top="0.0209in" fo:padding-bottom="0.0209in" fo:padding-left="0.0209in" fo:padding-right="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5in" fo:page-height="11in" style:num-format="1" style:print-orientation="portrait" fo:margin-top="0.6902in" fo:margin-bottom="0.55in" fo:margin-left="0.6902in" fo:margin-right="0.6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55in" fo:margin-bottom="0.55in" fo:margin-left="0.6902in" fo:margin-right="0.6902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6598in" fo:margin-bottom="0.6598in" fo:margin-left="0.55in" fo:margin-right="0.5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next-style-name="First_20_Page">
      <style:footer>
        <text:p text:style-name="P1"><draw:line text:anchor-type="paragraph" draw:z-index="8" draw:style-name="gr1" draw:text-style-name="P2" svg:x1="0in" svg:y1="0in" svg:x2="7.1201in" svg:y2="0in"><text:p/></draw:line><text:span text:style-name="T1">Doc: BB4-GSG-000 <text:tab/></text:span><text:span text:style-name="T2">©</text:span><text:span text:style-name="T1">Copyright Demand Peripherals, Inc. All rights reserved.<text:tab/>Page </text:span><text:page-number text:select-page="current">5</text:page-number>/<text:page-count>5</text:page-count></text:p>
      </style:footer>
    </style:master-page>
    <style:master-page style:name="First_20_Page" style:display-name="First Page" style:page-layout-name="pm2">
      <style:header>
        <text:section text:style-name="Sect1" text:name="Section3">
          <text:p text:style-name="Header_20_Cnt_20_Pg_20_Title"><draw:line text:anchor-type="paragraph" draw:z-index="6" draw:style-name="gr1" draw:text-style-name="P2" svg:x1="0in" svg:y1="0.3701in" svg:x2="7.1201in" svg:y2="0.3701in"><text:p/></draw:line><text:span text:style-name="T3">BaseBoard4 Getting Started Guide</text:span><text:span text:style-name="T4"><text:line-break/></text:span></text:p>
          <text:p text:style-name="Header_20_Cnt_20_Pg_20_Company"><draw:frame draw:style-name="fr1" draw:name="graphics3" text:anchor-type="char" svg:x="0.0098in" svg:y="-0.0598in" svg:width="0.2598in" svg:height="0.2535in" draw:z-index="12"><draw:image xlink:href="Pictures/100002000000008F00000122DE8C29AB.gif" xlink:type="simple" xlink:show="embed" xlink:actuate="onLoad"/></draw:frame>DEMAND PERIPHERALS, INC.</text:p>
          <text:p text:style-name="Header_20_Cnt_20_Pg_20_URL"><text:span text:style-name="T5"><text:s/></text:span><text:a xlink:type="simple" xlink:href="http://www.demandperipherals.com/"><text:span text:style-name="T6">www.demandperipherals.com</text:span></text:a></text:p>
        </text:section>
      </style:header>
      <style:footer>
        <text:p text:style-name="P3"><draw:line text:anchor-type="paragraph" draw:z-index="16" draw:style-name="gr1" draw:text-style-name="P2" svg:x1="-0.0016in" svg:y1="0.0106in" svg:x2="7.1201in" svg:y2="0.0035in"><text:p/></draw:line><text:span text:style-name="T1">Doc: BB4-GSG-000<text:tab/></text:span><text:span text:style-name="T2">©</text:span><text:span text:style-name="T1">Copyright Demand Peripherals, Inc. All rights reserved<text:tab/></text:span>Page <text:page-number text:select-page="current">5</text:page-number>/<text:page-count>5</text:page-count></text:p>
      </style:footer>
    </style:master-page>
    <style:master-page style:name="DP_20_Title_20_Page" style:display-name="DP Title Page" style:page-layout-name="pm3" style:next-style-name="DP_20_Default">
      <style:header>
        <text:p text:style-name="Header"/>
      </style:header>
      <style:footer>
        <text:p text:style-name="Footer"><draw:line text:anchor-type="paragraph" draw:z-index="7" draw:style-name="gr2" draw:text-style-name="P2" svg:x1="-58712.9169in" svg:y1="-58712.8961in" svg:x2="-58706.9272in" svg:y2="-58712.9169in"><text:p/></draw:line></text:p>
        <text:p text:style-name="Footer">Copyright Demand Peripherals, Inc. All rights reserved <text:s text:c="3"/>page <text:page-number text:select-page="current">5</text:page-number>/<text:page-count>5</text:page-count><text:tab/>Doc:000-001</text:p>
      </style:footer>
    </style:master-page>
    <style:master-page style:name="DP_20_Default" style:display-name="DP Default" style:page-layout-name="pm4">
      <style:footer>
        <text:p text:style-name="Footer"><draw:line text:anchor-type="paragraph" draw:z-index="2" draw:style-name="gr2" draw:text-style-name="P2" svg:x1="-58712.9169in" svg:y1="-58712.9067in" svg:x2="-58706.9272in" svg:y2="-58712.9169in"><text:p/></draw:line></text:p>
        <text:p text:style-name="Footer">Copyright Demand Peripherals, Inc. <text:s text:c="2"/>page <text:page-number text:select-page="current">5</text:page-number>/<text:page-count>5</text:page-count><text:tab/><text:tab/>Doc:000-0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enneth Brock</meta:initial-creator>
    <meta:creation-date>2009-07-03T14:24:48</meta:creation-date>
    <dc:creator>dpi</dc:creator>
    <dc:date>2009-11-12T09:42:33</dc:date>
    <meta:printed-by>dpi</meta:printed-by>
    <meta:print-date>2009-08-31T14:43:39</meta:print-date>
    <meta:editing-cycles>173</meta:editing-cycles>
    <meta:editing-duration>P4DT17H47M37S</meta:editing-duration>
    <meta:user-defined meta:name="Info 1"/>
    <meta:user-defined meta:name="Info 2"/>
    <meta:user-defined meta:name="Info 3"/>
    <meta:user-defined meta:name="Info 4"/>
    <meta:document-statistic meta:table-count="0" meta:image-count="2" meta:object-count="2" meta:page-count="5" meta:paragraph-count="107" meta:word-count="1784" meta:character-count="1069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3" style:family="graphic" style:parent-style-name="standard">
      <style:graphic-properties svg:stroke-width="0.051cm" draw:marker-start-width="0.276cm" draw:marker-end="Arrowheads_20_1" draw:marker-end-width="0.178cm" draw:textarea-horizontal-align="center" draw:textarea-vertical-align="middle" fo:padding-top="0.15cm" fo:padding-bottom="0.15cm" fo:padding-left="0.275cm" fo:padding-right="0.275cm"/>
    </style:style>
    <style:style style:name="gr4" style:family="graphic" style:parent-style-name="standard">
      <style:graphic-properties svg:stroke-width="0.051cm" draw:marker-start-width="0.276cm" draw:marker-end="" draw:marker-end-width="0.276cm" draw:textarea-horizontal-align="center" draw:textarea-vertical-align="middle" fo:padding-top="0.15cm" fo:padding-bottom="0.15cm" fo:padding-left="0.275cm" fo:padding-right="0.275cm"/>
    </style:style>
    <style:style style:name="gr5" style:family="graphic" style:parent-style-name="standard">
      <style:graphic-properties draw:marker-end="" draw:textarea-horizontal-align="center" draw:textarea-vertical-align="middle"/>
    </style:style>
    <style:style style:name="gr6" style:family="graphic" style:parent-style-name="standard">
      <style:graphic-properties svg:stroke-width="0.051cm" draw:marker-end="" draw:textarea-horizontal-align="center" draw:textarea-vertical-align="middle" fo:padding-top="0.15cm" fo:padding-bottom="0.15cm" fo:padding-left="0.275cm" fo:padding-right="0.275cm"/>
    </style:style>
    <style:style style:name="gr7" style:family="graphic" style:parent-style-name="standard">
      <style:graphic-properties svg:stroke-width="0.051cm" draw:marker-end="Arrowheads_20_2" draw:marker-end-width="0.356cm"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end="Symmetric_20_Arrow" draw:marker-end-width="0.203cm" draw:textarea-horizontal-align="center" draw:textarea-vertical-align="middle" fo:padding-top="0.15cm" fo:padding-bottom="0.15cm" fo:padding-left="0.275cm" fo:padding-right="0.275cm"/>
    </style:style>
    <style:style style:name="gr9" style:family="graphic" style:parent-style-name="standard">
      <style:graphic-properties draw:stroke="none" svg:stroke-width="0.051cm" svg:stroke-color="#000000" draw:marker-end="" draw:fill="none" draw:fill-color="#ffffff" draw:textarea-horizontal-align="left" draw:auto-grow-height="true" draw:auto-grow-width="false" fo:min-height="0.611cm" fo:min-width="0.176cm" fo:padding-top="0.15cm" fo:padding-bottom="0.15cm" fo:padding-left="0.275cm" fo:padding-right="0.275cm"/>
    </style:style>
    <style:style style:name="gr10" style:family="graphic" style:parent-style-name="standard">
      <style:graphic-properties draw:stroke="none" svg:stroke-width="0.051cm" svg:stroke-color="#000000" draw:marker-end="" draw:fill="none" draw:fill-color="#ffffff" draw:textarea-horizontal-align="left" draw:auto-grow-height="true" draw:auto-grow-width="false" fo:min-height="0.98cm" fo:min-width="0.686cm" fo:padding-top="0.15cm" fo:padding-bottom="0.15cm" fo:padding-left="0.275cm" fo:padding-right="0.275cm"/>
    </style:style>
    <style:style style:name="gr11" style:family="graphic" style:parent-style-name="standard">
      <style:graphic-properties draw:stroke="none" svg:stroke-width="0.051cm" svg:stroke-color="#000000" draw:marker-end="" draw:fill="none" draw:fill-color="#ffffff" draw:textarea-horizontal-align="left" draw:auto-grow-height="true" draw:auto-grow-width="false" fo:min-height="0.98cm" fo:min-width="0.314cm" fo:padding-top="0.15cm" fo:padding-bottom="0.15cm" fo:padding-left="0.275cm" fo:padding-right="0.275cm"/>
    </style:style>
    <style:style style:name="gr12" style:family="graphic" style:parent-style-name="standard">
      <style:graphic-properties draw:stroke="none" svg:stroke-width="0.051cm" svg:stroke-color="#000000" draw:marker-end="" draw:fill="none" draw:fill-color="#ffffff" draw:textarea-horizontal-align="left" draw:auto-grow-height="true" draw:auto-grow-width="false" fo:min-height="0.611cm" fo:min-width="0cm" fo:padding-top="0.15cm" fo:padding-bottom="0.15cm" fo:padding-left="0.275cm" fo:padding-right="0.275cm"/>
    </style:style>
    <style:style style:name="gr13" style:family="graphic" style:parent-style-name="standard">
      <style:graphic-properties draw:stroke="none" svg:stroke-width="0.051cm" svg:stroke-color="#000000" draw:marker-end="" draw:fill="none" draw:fill-color="#ffffff" draw:textarea-horizontal-align="left" draw:auto-grow-height="true" draw:auto-grow-width="false" fo:min-height="0.612cm" fo:min-width="0cm" fo:padding-top="0.15cm" fo:padding-bottom="0.15cm" fo:padding-left="0.275cm" fo:padding-right="0.275cm"/>
    </style:style>
    <style:style style:name="gr14" style:family="graphic" style:parent-style-name="standard">
      <style:graphic-properties draw:stroke="none" svg:stroke-width="0.051cm" svg:stroke-color="#000000" draw:marker-end="" draw:fill="none" draw:fill-color="#ffffff" draw:textarea-horizontal-align="left" draw:auto-grow-height="true" draw:auto-grow-width="false" fo:min-height="0.611cm" fo:min-width="0.335cm" fo:padding-top="0.15cm" fo:padding-bottom="0.15cm" fo:padding-left="0.275cm" fo:padding-right="0.275cm"/>
    </style:style>
    <style:style style:name="gr15" style:family="graphic" style:parent-style-name="standard">
      <style:graphic-properties draw:stroke="none" svg:stroke-width="0.051cm" svg:stroke-color="#000000" draw:marker-end="" draw:fill="none" draw:fill-color="#ffffff" draw:textarea-horizontal-align="left" draw:auto-grow-height="true" draw:auto-grow-width="false" fo:min-height="0.611cm" fo:min-width="0.324cm" fo:padding-top="0.15cm" fo:padding-bottom="0.15cm" fo:padding-left="0.275cm" fo:padding-right="0.275cm"/>
    </style:style>
    <style:style style:name="gr16" style:family="graphic" style:parent-style-name="standard">
      <style:graphic-properties draw:stroke="none" svg:stroke-width="0.051cm" svg:stroke-color="#000000" draw:marker-end="" draw:fill="none" draw:fill-color="#ffffff" draw:textarea-horizontal-align="left" draw:auto-grow-height="true" draw:auto-grow-width="false" fo:min-height="0.611cm" fo:min-width="0.323cm" fo:padding-top="0.15cm" fo:padding-bottom="0.15cm" fo:padding-left="0.275cm" fo:padding-right="0.275cm"/>
    </style:style>
    <style:style style:name="gr17" style:family="graphic" style:parent-style-name="standard">
      <style:graphic-properties draw:stroke="none" svg:stroke-width="0.051cm" svg:stroke-color="#000000" draw:marker-end="" draw:fill="none" draw:fill-color="#ffffff" draw:textarea-horizontal-align="left" draw:auto-grow-height="true" draw:auto-grow-width="false" fo:min-height="0.612cm" fo:min-width="0.324cm" fo:padding-top="0.15cm" fo:padding-bottom="0.15cm" fo:padding-left="0.275cm" fo:padding-right="0.275cm"/>
    </style:style>
    <style:style style:name="gr18" style:family="graphic" style:parent-style-name="standard">
      <style:graphic-properties draw:stroke="solid" svg:stroke-width="0.051cm" draw:marker-start-width="0.2cm" draw:marker-end="" draw:marker-end-width="0.2cm" draw:fill="none" draw:fill-color="#000000"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family="Arab" style:font-pitch="variable"/>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family="Arab" style:font-pitch="variable" fo:font-size="10.5pt" style:font-size-asian="10.5pt" style:font-size-complex="10.5pt"/>
    </style:style>
    <style:style style:name="P5" style:family="paragraph">
      <style:paragraph-properties fo:margin-left="0cm" fo:margin-right="0cm" fo:line-height="60%" fo:text-align="center" fo:text-indent="0cm"/>
    </style:style>
    <style:style style:name="P6" style:family="paragraph">
      <style:paragraph-properties fo:margin-left="0cm" fo:margin-right="0cm" fo:line-height="60%" fo:text-align="center" fo:text-indent="0cm"/>
      <style:text-properties fo:font-family="Arab" style:font-pitch="variable" fo:font-size="10.5pt" style:font-size-asian="10.5pt" style:font-size-complex="10.5pt"/>
    </style:style>
    <style:style style:name="P7" style:family="paragraph">
      <style:paragraph-properties fo:margin-left="0cm" fo:margin-right="0cm" fo:line-height="60%" fo:text-align="center" fo:text-indent="0cm"/>
      <style:text-properties fo:font-family="Arab" style:font-pitch="variable" fo:font-size="16pt" style:font-size-asian="16pt" style:font-size-complex="16pt"/>
    </style:style>
    <style:style style:name="T1" style:family="text">
      <style:text-properties fo:font-family="Arab" style:font-pitch="variable" fo:font-size="10.5pt" style:font-size-asian="10.5pt" style:font-size-complex="10.5pt"/>
    </style:style>
    <style:style style:name="T2" style:family="text">
      <style:text-properties fo:font-family="Arab" style:font-pitch="variable" fo:font-size="16pt"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18.542cm" svg:x="0.85cm" svg:y="0.775cm">
          <text:p text:style-name="P3"/>
          <draw:enhanced-geometry svg:viewBox="0 0 21600 21600" draw:mirror-horizontal="false" draw:mirror-vertical="false" draw:type="rectangle" draw:enhanced-path="M 0 0 L 21600 0 21600 21600 0 21600 0 0 Z N"/>
        </draw:custom-shape>
        <draw:custom-shape draw:style-name="gr1" draw:text-style-name="P1" draw:layer="layout" svg:width="2.032cm" svg:height="1.143cm" svg:x="5.295cm" svg:y="1.029cm">
          <text:p text:style-name="P3"/>
          <draw:enhanced-geometry svg:viewBox="0 0 21600 21600" draw:mirror-horizontal="false" draw:mirror-vertical="false" draw:type="rectangle" draw:enhanced-path="M 0 0 L 21600 0 21600 21600 0 21600 0 0 Z N"/>
        </draw:custom-shape>
        <draw:line draw:style-name="gr2" draw:text-style-name="P1" draw:layer="layout" svg:x1="3.644cm" svg:y1="1.664cm" svg:x2="5.295cm" svg:y2="1.664cm">
          <text:p text:style-name="P3"/>
        </draw:line>
        <draw:line draw:style-name="gr2" draw:text-style-name="P1" draw:layer="layout" svg:x1="7.327cm" svg:y1="1.664cm" svg:x2="8.47cm" svg:y2="1.664cm">
          <text:p text:style-name="P3"/>
        </draw:line>
        <draw:line draw:style-name="gr3" draw:text-style-name="P1" draw:layer="layout" svg:x1="3.644cm" svg:y1="4.077cm" svg:x2="9.359cm" svg:y2="4.077cm">
          <text:p text:style-name="P3"/>
        </draw:line>
        <draw:line draw:style-name="gr4" draw:text-style-name="P1" draw:layer="layout" svg:x1="8.47cm" svg:y1="0.775cm" svg:x2="8.47cm" svg:y2="3.188cm">
          <text:p text:style-name="P3"/>
        </draw:line>
        <draw:line draw:style-name="gr3" draw:text-style-name="P1" draw:layer="layout" svg:x1="8.47cm" svg:y1="3.188cm" svg:x2="9.359cm" svg:y2="3.188cm">
          <text:p text:style-name="P3"/>
        </draw:line>
        <draw:line draw:style-name="gr4" draw:text-style-name="P1" draw:layer="layout" svg:x1="6.338cm" svg:y1="2.172cm" svg:x2="6.338cm" svg:y2="2.68cm">
          <text:p text:style-name="P3"/>
        </draw:line>
        <draw:line draw:style-name="gr5" draw:text-style-name="P1" draw:layer="layout" svg:x1="6.084cm" svg:y1="2.68cm" svg:x2="6.592cm" svg:y2="2.68cm">
          <text:p text:style-name="P3"/>
        </draw:line>
        <draw:line draw:style-name="gr4" draw:text-style-name="P1" draw:layer="layout" svg:x1="8.47cm" svg:y1="4.077cm" svg:x2="8.47cm" svg:y2="4.839cm">
          <text:p text:style-name="P3"/>
        </draw:line>
        <draw:line draw:style-name="gr4" draw:text-style-name="P1" draw:layer="layout" svg:x1="8.47cm" svg:y1="5.855cm" svg:x2="8.47cm" svg:y2="19.063cm">
          <text:p text:style-name="P3"/>
        </draw:line>
        <draw:line draw:style-name="gr4" draw:text-style-name="P1" draw:layer="layout" svg:x1="3.644cm" svg:y1="18.047cm" svg:x2="5.549cm" svg:y2="18.047cm">
          <text:p text:style-name="P3"/>
        </draw:line>
        <draw:line draw:style-name="gr6" draw:text-style-name="P1" draw:layer="layout" svg:x1="3.644cm" svg:y1="16.396cm" svg:x2="5.549cm" svg:y2="16.396cm">
          <text:p text:style-name="P3"/>
        </draw:line>
        <draw:line draw:style-name="gr6" draw:text-style-name="P1" draw:layer="layout" svg:x1="3.644cm" svg:y1="14.745cm" svg:x2="5.549cm" svg:y2="14.745cm">
          <text:p text:style-name="P3"/>
        </draw:line>
        <draw:line draw:style-name="gr6" draw:text-style-name="P1" draw:layer="layout" svg:x1="3.644cm" svg:y1="13.094cm" svg:x2="5.549cm" svg:y2="13.094cm">
          <text:p text:style-name="P3"/>
        </draw:line>
        <draw:line draw:style-name="gr6" draw:text-style-name="P1" draw:layer="layout" svg:x1="3.644cm" svg:y1="9.792cm" svg:x2="5.549cm" svg:y2="9.792cm">
          <text:p text:style-name="P3"/>
        </draw:line>
        <draw:line draw:style-name="gr6" draw:text-style-name="P1" draw:layer="layout" svg:x1="3.644cm" svg:y1="11.316cm" svg:x2="5.549cm" svg:y2="11.316cm">
          <text:p text:style-name="P3"/>
        </draw:line>
        <draw:line draw:style-name="gr6" draw:text-style-name="P1" draw:layer="layout" svg:x1="3.644cm" svg:y1="6.363cm" svg:x2="5.549cm" svg:y2="6.363cm">
          <text:p text:style-name="P3"/>
        </draw:line>
        <draw:line draw:style-name="gr6" draw:text-style-name="P1" draw:layer="layout" svg:x1="3.644cm" svg:y1="8.141cm" svg:x2="5.549cm" svg:y2="8.141cm">
          <text:p text:style-name="P3"/>
        </draw:line>
        <draw:line draw:style-name="gr6" draw:text-style-name="P1" draw:layer="layout" svg:x1="6.565cm" svg:y1="6.363cm" svg:x2="8.47cm" svg:y2="6.363cm">
          <text:p text:style-name="P3"/>
        </draw:line>
        <draw:line draw:style-name="gr6" draw:text-style-name="P1" draw:layer="layout" svg:x1="6.565cm" svg:y1="8.141cm" svg:x2="8.47cm" svg:y2="8.141cm">
          <text:p text:style-name="P3"/>
        </draw:line>
        <draw:line draw:style-name="gr6" draw:text-style-name="P1" draw:layer="layout" svg:x1="6.565cm" svg:y1="9.792cm" svg:x2="8.47cm" svg:y2="9.792cm">
          <text:p text:style-name="P3"/>
        </draw:line>
        <draw:line draw:style-name="gr7" draw:text-style-name="P1" draw:layer="layout" svg:x1="6.565cm" svg:y1="11.316cm" svg:x2="7.581cm" svg:y2="11.316cm">
          <text:p text:style-name="P3"/>
        </draw:line>
        <draw:line draw:style-name="gr6" draw:text-style-name="P1" draw:layer="layout" svg:x1="7.581cm" svg:y1="11.062cm" svg:x2="7.581cm" svg:y2="11.57cm">
          <text:p text:style-name="P3"/>
        </draw:line>
        <draw:line draw:style-name="gr6" draw:text-style-name="P1" draw:layer="layout" svg:x1="7.581cm" svg:y1="11.316cm" svg:x2="8.47cm" svg:y2="11.316cm">
          <text:p text:style-name="P3"/>
        </draw:line>
        <draw:line draw:style-name="gr7" draw:text-style-name="P1" draw:layer="layout" svg:x1="6.565cm" svg:y1="6.363cm" svg:x2="7.581cm" svg:y2="6.363cm">
          <text:p text:style-name="P3"/>
        </draw:line>
        <draw:line draw:style-name="gr7" draw:text-style-name="P1" draw:layer="layout" svg:x1="6.565cm" svg:y1="8.141cm" svg:x2="7.581cm" svg:y2="8.141cm">
          <text:p text:style-name="P3"/>
        </draw:line>
        <draw:line draw:style-name="gr7" draw:text-style-name="P1" draw:layer="layout" svg:x1="6.565cm" svg:y1="9.792cm" svg:x2="7.581cm" svg:y2="9.792cm">
          <text:p text:style-name="P3"/>
        </draw:line>
        <draw:line draw:style-name="gr6" draw:text-style-name="P1" draw:layer="layout" svg:x1="7.581cm" svg:y1="6.109cm" svg:x2="7.581cm" svg:y2="6.617cm">
          <text:p text:style-name="P3"/>
        </draw:line>
        <draw:line draw:style-name="gr6" draw:text-style-name="P1" draw:layer="layout" svg:x1="7.581cm" svg:y1="7.887cm" svg:x2="7.581cm" svg:y2="8.395cm">
          <text:p text:style-name="P3"/>
        </draw:line>
        <draw:line draw:style-name="gr6" draw:text-style-name="P1" draw:layer="layout" svg:x1="7.581cm" svg:y1="9.538cm" svg:x2="7.581cm" svg:y2="10.046cm">
          <text:p text:style-name="P3"/>
        </draw:line>
        <draw:line draw:style-name="gr6" draw:text-style-name="P1" draw:layer="layout" svg:x1="6.565cm" svg:y1="18.047cm" svg:x2="8.47cm" svg:y2="18.047cm">
          <text:p text:style-name="P3"/>
        </draw:line>
        <draw:line draw:style-name="gr6" draw:text-style-name="P1" draw:layer="layout" svg:x1="6.565cm" svg:y1="16.396cm" svg:x2="8.47cm" svg:y2="16.396cm">
          <text:p text:style-name="P3"/>
        </draw:line>
        <draw:line draw:style-name="gr6" draw:text-style-name="P1" draw:layer="layout" svg:x1="6.565cm" svg:y1="14.745cm" svg:x2="8.47cm" svg:y2="14.745cm">
          <text:p text:style-name="P3"/>
        </draw:line>
        <draw:line draw:style-name="gr6" draw:text-style-name="P1" draw:layer="layout" svg:x1="6.565cm" svg:y1="13.094cm" svg:x2="8.47cm" svg:y2="13.094cm">
          <text:p text:style-name="P3"/>
        </draw:line>
        <draw:line draw:style-name="gr7" draw:text-style-name="P1" draw:layer="layout" svg:x1="6.565cm" svg:y1="18.047cm" svg:x2="7.581cm" svg:y2="18.047cm">
          <text:p text:style-name="P3"/>
        </draw:line>
        <draw:line draw:style-name="gr7" draw:text-style-name="P1" draw:layer="layout" svg:x1="6.565cm" svg:y1="16.396cm" svg:x2="7.581cm" svg:y2="16.396cm">
          <text:p text:style-name="P3"/>
        </draw:line>
        <draw:line draw:style-name="gr7" draw:text-style-name="P1" draw:layer="layout" svg:x1="6.565cm" svg:y1="14.745cm" svg:x2="7.581cm" svg:y2="14.745cm">
          <text:p text:style-name="P3"/>
        </draw:line>
        <draw:line draw:style-name="gr7" draw:text-style-name="P1" draw:layer="layout" svg:x1="6.565cm" svg:y1="13.094cm" svg:x2="7.581cm" svg:y2="13.094cm">
          <text:p text:style-name="P3"/>
        </draw:line>
        <draw:line draw:style-name="gr6" draw:text-style-name="P1" draw:layer="layout" svg:x1="7.581cm" svg:y1="17.793cm" svg:x2="7.581cm" svg:y2="18.301cm">
          <text:p text:style-name="P3"/>
        </draw:line>
        <draw:line draw:style-name="gr6" draw:text-style-name="P1" draw:layer="layout" svg:x1="7.581cm" svg:y1="16.142cm" svg:x2="7.581cm" svg:y2="16.65cm">
          <text:p text:style-name="P3"/>
        </draw:line>
        <draw:line draw:style-name="gr6" draw:text-style-name="P1" draw:layer="layout" svg:x1="7.581cm" svg:y1="14.491cm" svg:x2="7.581cm" svg:y2="14.999cm">
          <text:p text:style-name="P3"/>
        </draw:line>
        <draw:line draw:style-name="gr6" draw:text-style-name="P1" draw:layer="layout" svg:x1="7.581cm" svg:y1="12.84cm" svg:x2="7.581cm" svg:y2="13.348cm">
          <text:p text:style-name="P3"/>
        </draw:line>
        <draw:line draw:style-name="gr6" draw:text-style-name="P1" draw:layer="layout" svg:x1="5.549cm" svg:y1="6.363cm" svg:x2="5.676cm" svg:y2="6.617cm">
          <text:p text:style-name="P3"/>
        </draw:line>
        <draw:line draw:style-name="gr6" draw:text-style-name="P1" draw:layer="layout" svg:x1="5.676cm" svg:y1="6.617cm" svg:x2="5.93cm" svg:y2="6.109cm">
          <text:p text:style-name="P3"/>
        </draw:line>
        <draw:line draw:style-name="gr6" draw:text-style-name="P1" draw:layer="layout" svg:x1="5.93cm" svg:y1="6.109cm" svg:x2="6.184cm" svg:y2="6.617cm">
          <text:p text:style-name="P3"/>
        </draw:line>
        <draw:line draw:style-name="gr6" draw:text-style-name="P1" draw:layer="layout" svg:x1="6.184cm" svg:y1="6.617cm" svg:x2="6.438cm" svg:y2="6.109cm">
          <text:p text:style-name="P3"/>
        </draw:line>
        <draw:line draw:style-name="gr6" draw:text-style-name="P1" draw:layer="layout" svg:x1="6.438cm" svg:y1="6.109cm" svg:x2="6.565cm" svg:y2="6.363cm">
          <text:p text:style-name="P3"/>
        </draw:line>
        <draw:line draw:style-name="gr6" draw:text-style-name="P1" draw:layer="layout" svg:x1="5.549cm" svg:y1="8.141cm" svg:x2="5.676cm" svg:y2="8.395cm">
          <text:p text:style-name="P3"/>
        </draw:line>
        <draw:line draw:style-name="gr6" draw:text-style-name="P1" draw:layer="layout" svg:x1="5.676cm" svg:y1="8.395cm" svg:x2="5.93cm" svg:y2="7.887cm">
          <text:p text:style-name="P3"/>
        </draw:line>
        <draw:line draw:style-name="gr6" draw:text-style-name="P1" draw:layer="layout" svg:x1="5.93cm" svg:y1="7.887cm" svg:x2="6.184cm" svg:y2="8.395cm">
          <text:p text:style-name="P3"/>
        </draw:line>
        <draw:line draw:style-name="gr6" draw:text-style-name="P1" draw:layer="layout" svg:x1="6.184cm" svg:y1="8.395cm" svg:x2="6.438cm" svg:y2="7.887cm">
          <text:p text:style-name="P3"/>
        </draw:line>
        <draw:line draw:style-name="gr6" draw:text-style-name="P1" draw:layer="layout" svg:x1="6.438cm" svg:y1="7.887cm" svg:x2="6.565cm" svg:y2="8.141cm">
          <text:p text:style-name="P3"/>
        </draw:line>
        <draw:line draw:style-name="gr6" draw:text-style-name="P1" draw:layer="layout" svg:x1="5.549cm" svg:y1="9.792cm" svg:x2="5.676cm" svg:y2="10.046cm">
          <text:p text:style-name="P3"/>
        </draw:line>
        <draw:line draw:style-name="gr6" draw:text-style-name="P1" draw:layer="layout" svg:x1="5.676cm" svg:y1="10.046cm" svg:x2="5.93cm" svg:y2="9.538cm">
          <text:p text:style-name="P3"/>
        </draw:line>
        <draw:line draw:style-name="gr6" draw:text-style-name="P1" draw:layer="layout" svg:x1="5.93cm" svg:y1="9.538cm" svg:x2="6.184cm" svg:y2="10.046cm">
          <text:p text:style-name="P3"/>
        </draw:line>
        <draw:line draw:style-name="gr6" draw:text-style-name="P1" draw:layer="layout" svg:x1="6.184cm" svg:y1="10.046cm" svg:x2="6.438cm" svg:y2="9.538cm">
          <text:p text:style-name="P3"/>
        </draw:line>
        <draw:line draw:style-name="gr6" draw:text-style-name="P1" draw:layer="layout" svg:x1="6.438cm" svg:y1="9.538cm" svg:x2="6.565cm" svg:y2="9.792cm">
          <text:p text:style-name="P3"/>
        </draw:line>
        <draw:line draw:style-name="gr6" draw:text-style-name="P1" draw:layer="layout" svg:x1="5.677cm" svg:y1="6.617cm" svg:x2="5.931cm" svg:y2="6.109cm">
          <text:p text:style-name="P3"/>
        </draw:line>
        <draw:line draw:style-name="gr6" draw:text-style-name="P1" draw:layer="layout" svg:x1="5.931cm" svg:y1="6.109cm" svg:x2="6.185cm" svg:y2="6.617cm">
          <text:p text:style-name="P3"/>
        </draw:line>
        <draw:line draw:style-name="gr6" draw:text-style-name="P1" draw:layer="layout" svg:x1="6.185cm" svg:y1="6.617cm" svg:x2="6.439cm" svg:y2="6.109cm">
          <text:p text:style-name="P3"/>
        </draw:line>
        <draw:line draw:style-name="gr6" draw:text-style-name="P1" draw:layer="layout" svg:x1="6.439cm" svg:y1="6.109cm" svg:x2="6.566cm" svg:y2="6.363cm">
          <text:p text:style-name="P3"/>
        </draw:line>
        <draw:line draw:style-name="gr6" draw:text-style-name="P1" draw:layer="layout" svg:x1="5.677cm" svg:y1="6.617cm" svg:x2="5.931cm" svg:y2="6.109cm">
          <text:p text:style-name="P3"/>
        </draw:line>
        <draw:line draw:style-name="gr6" draw:text-style-name="P1" draw:layer="layout" svg:x1="5.931cm" svg:y1="6.109cm" svg:x2="6.185cm" svg:y2="6.617cm">
          <text:p text:style-name="P3"/>
        </draw:line>
        <draw:line draw:style-name="gr6" draw:text-style-name="P1" draw:layer="layout" svg:x1="6.185cm" svg:y1="6.617cm" svg:x2="6.439cm" svg:y2="6.109cm">
          <text:p text:style-name="P3"/>
        </draw:line>
        <draw:line draw:style-name="gr6" draw:text-style-name="P1" draw:layer="layout" svg:x1="6.439cm" svg:y1="6.109cm" svg:x2="6.566cm" svg:y2="6.363cm">
          <text:p text:style-name="P3"/>
        </draw:line>
        <draw:line draw:style-name="gr6" draw:text-style-name="P1" draw:layer="layout" svg:x1="5.548cm" svg:y1="13.094cm" svg:x2="5.675cm" svg:y2="13.348cm">
          <text:p text:style-name="P3"/>
        </draw:line>
        <draw:line draw:style-name="gr6" draw:text-style-name="P1" draw:layer="layout" svg:x1="5.675cm" svg:y1="13.348cm" svg:x2="5.929cm" svg:y2="12.84cm">
          <text:p text:style-name="P3"/>
        </draw:line>
        <draw:line draw:style-name="gr6" draw:text-style-name="P1" draw:layer="layout" svg:x1="5.929cm" svg:y1="12.84cm" svg:x2="6.183cm" svg:y2="13.348cm">
          <text:p text:style-name="P3"/>
        </draw:line>
        <draw:line draw:style-name="gr6" draw:text-style-name="P1" draw:layer="layout" svg:x1="6.183cm" svg:y1="13.348cm" svg:x2="6.437cm" svg:y2="12.84cm">
          <text:p text:style-name="P3"/>
        </draw:line>
        <draw:line draw:style-name="gr6" draw:text-style-name="P1" draw:layer="layout" svg:x1="6.437cm" svg:y1="12.84cm" svg:x2="6.564cm" svg:y2="13.094cm">
          <text:p text:style-name="P3"/>
        </draw:line>
        <draw:line draw:style-name="gr6" draw:text-style-name="P1" draw:layer="layout" svg:x1="5.676cm" svg:y1="13.348cm" svg:x2="5.93cm" svg:y2="12.84cm">
          <text:p text:style-name="P3"/>
        </draw:line>
        <draw:line draw:style-name="gr6" draw:text-style-name="P1" draw:layer="layout" svg:x1="5.93cm" svg:y1="12.84cm" svg:x2="6.184cm" svg:y2="13.348cm">
          <text:p text:style-name="P3"/>
        </draw:line>
        <draw:line draw:style-name="gr6" draw:text-style-name="P1" draw:layer="layout" svg:x1="6.184cm" svg:y1="13.348cm" svg:x2="6.438cm" svg:y2="12.84cm">
          <text:p text:style-name="P3"/>
        </draw:line>
        <draw:line draw:style-name="gr6" draw:text-style-name="P1" draw:layer="layout" svg:x1="6.438cm" svg:y1="12.84cm" svg:x2="6.565cm" svg:y2="13.094cm">
          <text:p text:style-name="P3"/>
        </draw:line>
        <draw:line draw:style-name="gr6" draw:text-style-name="P1" draw:layer="layout" svg:x1="5.676cm" svg:y1="13.348cm" svg:x2="5.93cm" svg:y2="12.84cm">
          <text:p text:style-name="P3"/>
        </draw:line>
        <draw:line draw:style-name="gr6" draw:text-style-name="P1" draw:layer="layout" svg:x1="5.93cm" svg:y1="12.84cm" svg:x2="6.184cm" svg:y2="13.348cm">
          <text:p text:style-name="P3"/>
        </draw:line>
        <draw:line draw:style-name="gr6" draw:text-style-name="P1" draw:layer="layout" svg:x1="6.184cm" svg:y1="13.348cm" svg:x2="6.438cm" svg:y2="12.84cm">
          <text:p text:style-name="P3"/>
        </draw:line>
        <draw:line draw:style-name="gr6" draw:text-style-name="P1" draw:layer="layout" svg:x1="6.438cm" svg:y1="12.84cm" svg:x2="6.565cm" svg:y2="13.094cm">
          <text:p text:style-name="P3"/>
        </draw:line>
        <draw:line draw:style-name="gr6" draw:text-style-name="P1" draw:layer="layout" svg:x1="5.548cm" svg:y1="11.316cm" svg:x2="5.675cm" svg:y2="11.57cm">
          <text:p text:style-name="P3"/>
        </draw:line>
        <draw:line draw:style-name="gr6" draw:text-style-name="P1" draw:layer="layout" svg:x1="5.675cm" svg:y1="11.57cm" svg:x2="5.929cm" svg:y2="11.062cm">
          <text:p text:style-name="P3"/>
        </draw:line>
        <draw:line draw:style-name="gr6" draw:text-style-name="P1" draw:layer="layout" svg:x1="5.929cm" svg:y1="11.062cm" svg:x2="6.183cm" svg:y2="11.57cm">
          <text:p text:style-name="P3"/>
        </draw:line>
        <draw:line draw:style-name="gr6" draw:text-style-name="P1" draw:layer="layout" svg:x1="6.183cm" svg:y1="11.57cm" svg:x2="6.437cm" svg:y2="11.062cm">
          <text:p text:style-name="P3"/>
        </draw:line>
        <draw:line draw:style-name="gr6" draw:text-style-name="P1" draw:layer="layout" svg:x1="6.437cm" svg:y1="11.062cm" svg:x2="6.564cm" svg:y2="11.316cm">
          <text:p text:style-name="P3"/>
        </draw:line>
        <draw:line draw:style-name="gr6" draw:text-style-name="P1" draw:layer="layout" svg:x1="5.676cm" svg:y1="11.57cm" svg:x2="5.93cm" svg:y2="11.062cm">
          <text:p text:style-name="P3"/>
        </draw:line>
        <draw:line draw:style-name="gr6" draw:text-style-name="P1" draw:layer="layout" svg:x1="5.93cm" svg:y1="11.062cm" svg:x2="6.184cm" svg:y2="11.57cm">
          <text:p text:style-name="P3"/>
        </draw:line>
        <draw:line draw:style-name="gr6" draw:text-style-name="P1" draw:layer="layout" svg:x1="6.184cm" svg:y1="11.57cm" svg:x2="6.438cm" svg:y2="11.062cm">
          <text:p text:style-name="P3"/>
        </draw:line>
        <draw:line draw:style-name="gr6" draw:text-style-name="P1" draw:layer="layout" svg:x1="6.438cm" svg:y1="11.062cm" svg:x2="6.565cm" svg:y2="11.316cm">
          <text:p text:style-name="P3"/>
        </draw:line>
        <draw:line draw:style-name="gr6" draw:text-style-name="P1" draw:layer="layout" svg:x1="5.676cm" svg:y1="11.57cm" svg:x2="5.93cm" svg:y2="11.062cm">
          <text:p text:style-name="P3"/>
        </draw:line>
        <draw:line draw:style-name="gr6" draw:text-style-name="P1" draw:layer="layout" svg:x1="5.93cm" svg:y1="11.062cm" svg:x2="6.184cm" svg:y2="11.57cm">
          <text:p text:style-name="P3"/>
        </draw:line>
        <draw:line draw:style-name="gr6" draw:text-style-name="P1" draw:layer="layout" svg:x1="6.184cm" svg:y1="11.57cm" svg:x2="6.438cm" svg:y2="11.062cm">
          <text:p text:style-name="P3"/>
        </draw:line>
        <draw:line draw:style-name="gr6" draw:text-style-name="P1" draw:layer="layout" svg:x1="6.438cm" svg:y1="11.062cm" svg:x2="6.565cm" svg:y2="11.316cm">
          <text:p text:style-name="P3"/>
        </draw:line>
        <draw:line draw:style-name="gr6" draw:text-style-name="P1" draw:layer="layout" svg:x1="5.548cm" svg:y1="14.745cm" svg:x2="5.675cm" svg:y2="14.999cm">
          <text:p text:style-name="P3"/>
        </draw:line>
        <draw:line draw:style-name="gr6" draw:text-style-name="P1" draw:layer="layout" svg:x1="5.675cm" svg:y1="14.999cm" svg:x2="5.929cm" svg:y2="14.491cm">
          <text:p text:style-name="P3"/>
        </draw:line>
        <draw:line draw:style-name="gr6" draw:text-style-name="P1" draw:layer="layout" svg:x1="5.929cm" svg:y1="14.491cm" svg:x2="6.183cm" svg:y2="14.999cm">
          <text:p text:style-name="P3"/>
        </draw:line>
        <draw:line draw:style-name="gr6" draw:text-style-name="P1" draw:layer="layout" svg:x1="6.183cm" svg:y1="14.999cm" svg:x2="6.437cm" svg:y2="14.491cm">
          <text:p text:style-name="P3"/>
        </draw:line>
        <draw:line draw:style-name="gr6" draw:text-style-name="P1" draw:layer="layout" svg:x1="6.437cm" svg:y1="14.491cm" svg:x2="6.564cm" svg:y2="14.745cm">
          <text:p text:style-name="P3"/>
        </draw:line>
        <draw:line draw:style-name="gr6" draw:text-style-name="P1" draw:layer="layout" svg:x1="5.676cm" svg:y1="14.999cm" svg:x2="5.93cm" svg:y2="14.491cm">
          <text:p text:style-name="P3"/>
        </draw:line>
        <draw:line draw:style-name="gr6" draw:text-style-name="P1" draw:layer="layout" svg:x1="5.93cm" svg:y1="14.491cm" svg:x2="6.184cm" svg:y2="14.999cm">
          <text:p text:style-name="P3"/>
        </draw:line>
        <draw:line draw:style-name="gr6" draw:text-style-name="P1" draw:layer="layout" svg:x1="6.184cm" svg:y1="14.999cm" svg:x2="6.438cm" svg:y2="14.491cm">
          <text:p text:style-name="P3"/>
        </draw:line>
        <draw:line draw:style-name="gr6" draw:text-style-name="P1" draw:layer="layout" svg:x1="6.438cm" svg:y1="14.491cm" svg:x2="6.565cm" svg:y2="14.745cm">
          <text:p text:style-name="P3"/>
        </draw:line>
        <draw:line draw:style-name="gr6" draw:text-style-name="P1" draw:layer="layout" svg:x1="5.676cm" svg:y1="14.999cm" svg:x2="5.93cm" svg:y2="14.491cm">
          <text:p text:style-name="P3"/>
        </draw:line>
        <draw:line draw:style-name="gr6" draw:text-style-name="P1" draw:layer="layout" svg:x1="5.93cm" svg:y1="14.491cm" svg:x2="6.184cm" svg:y2="14.999cm">
          <text:p text:style-name="P3"/>
        </draw:line>
        <draw:line draw:style-name="gr6" draw:text-style-name="P1" draw:layer="layout" svg:x1="6.184cm" svg:y1="14.999cm" svg:x2="6.438cm" svg:y2="14.491cm">
          <text:p text:style-name="P3"/>
        </draw:line>
        <draw:line draw:style-name="gr6" draw:text-style-name="P1" draw:layer="layout" svg:x1="6.438cm" svg:y1="14.491cm" svg:x2="6.565cm" svg:y2="14.745cm">
          <text:p text:style-name="P3"/>
        </draw:line>
        <draw:line draw:style-name="gr6" draw:text-style-name="P1" draw:layer="layout" svg:x1="5.548cm" svg:y1="16.396cm" svg:x2="5.675cm" svg:y2="16.65cm">
          <text:p text:style-name="P3"/>
        </draw:line>
        <draw:line draw:style-name="gr6" draw:text-style-name="P1" draw:layer="layout" svg:x1="5.675cm" svg:y1="16.65cm" svg:x2="5.929cm" svg:y2="16.142cm">
          <text:p text:style-name="P3"/>
        </draw:line>
        <draw:line draw:style-name="gr6" draw:text-style-name="P1" draw:layer="layout" svg:x1="5.929cm" svg:y1="16.142cm" svg:x2="6.183cm" svg:y2="16.65cm">
          <text:p text:style-name="P3"/>
        </draw:line>
        <draw:line draw:style-name="gr6" draw:text-style-name="P1" draw:layer="layout" svg:x1="6.183cm" svg:y1="16.65cm" svg:x2="6.437cm" svg:y2="16.142cm">
          <text:p text:style-name="P3"/>
        </draw:line>
        <draw:line draw:style-name="gr6" draw:text-style-name="P1" draw:layer="layout" svg:x1="6.437cm" svg:y1="16.142cm" svg:x2="6.564cm" svg:y2="16.396cm">
          <text:p text:style-name="P3"/>
        </draw:line>
        <draw:line draw:style-name="gr6" draw:text-style-name="P1" draw:layer="layout" svg:x1="5.676cm" svg:y1="16.65cm" svg:x2="5.93cm" svg:y2="16.142cm">
          <text:p text:style-name="P3"/>
        </draw:line>
        <draw:line draw:style-name="gr6" draw:text-style-name="P1" draw:layer="layout" svg:x1="5.93cm" svg:y1="16.142cm" svg:x2="6.184cm" svg:y2="16.65cm">
          <text:p text:style-name="P3"/>
        </draw:line>
        <draw:line draw:style-name="gr6" draw:text-style-name="P1" draw:layer="layout" svg:x1="6.184cm" svg:y1="16.65cm" svg:x2="6.438cm" svg:y2="16.142cm">
          <text:p text:style-name="P3"/>
        </draw:line>
        <draw:line draw:style-name="gr6" draw:text-style-name="P1" draw:layer="layout" svg:x1="6.438cm" svg:y1="16.142cm" svg:x2="6.565cm" svg:y2="16.396cm">
          <text:p text:style-name="P3"/>
        </draw:line>
        <draw:line draw:style-name="gr6" draw:text-style-name="P1" draw:layer="layout" svg:x1="5.676cm" svg:y1="16.65cm" svg:x2="5.93cm" svg:y2="16.142cm">
          <text:p text:style-name="P3"/>
        </draw:line>
        <draw:line draw:style-name="gr6" draw:text-style-name="P1" draw:layer="layout" svg:x1="5.93cm" svg:y1="16.142cm" svg:x2="6.184cm" svg:y2="16.65cm">
          <text:p text:style-name="P3"/>
        </draw:line>
        <draw:line draw:style-name="gr6" draw:text-style-name="P1" draw:layer="layout" svg:x1="6.184cm" svg:y1="16.65cm" svg:x2="6.438cm" svg:y2="16.142cm">
          <text:p text:style-name="P3"/>
        </draw:line>
        <draw:line draw:style-name="gr6" draw:text-style-name="P1" draw:layer="layout" svg:x1="6.438cm" svg:y1="16.142cm" svg:x2="6.565cm" svg:y2="16.396cm">
          <text:p text:style-name="P3"/>
        </draw:line>
        <draw:line draw:style-name="gr6" draw:text-style-name="P1" draw:layer="layout" svg:x1="5.549cm" svg:y1="18.047cm" svg:x2="5.676cm" svg:y2="18.301cm">
          <text:p text:style-name="P3"/>
        </draw:line>
        <draw:line draw:style-name="gr6" draw:text-style-name="P1" draw:layer="layout" svg:x1="5.676cm" svg:y1="18.301cm" svg:x2="5.93cm" svg:y2="17.793cm">
          <text:p text:style-name="P3"/>
        </draw:line>
        <draw:line draw:style-name="gr6" draw:text-style-name="P1" draw:layer="layout" svg:x1="5.93cm" svg:y1="17.793cm" svg:x2="6.184cm" svg:y2="18.301cm">
          <text:p text:style-name="P3"/>
        </draw:line>
        <draw:line draw:style-name="gr6" draw:text-style-name="P1" draw:layer="layout" svg:x1="6.184cm" svg:y1="18.301cm" svg:x2="6.438cm" svg:y2="17.793cm">
          <text:p text:style-name="P3"/>
        </draw:line>
        <draw:line draw:style-name="gr6" draw:text-style-name="P1" draw:layer="layout" svg:x1="6.438cm" svg:y1="17.793cm" svg:x2="6.565cm" svg:y2="18.047cm">
          <text:p text:style-name="P3"/>
        </draw:line>
        <draw:line draw:style-name="gr6" draw:text-style-name="P1" draw:layer="layout" svg:x1="5.677cm" svg:y1="18.301cm" svg:x2="5.931cm" svg:y2="17.793cm">
          <text:p text:style-name="P3"/>
        </draw:line>
        <draw:line draw:style-name="gr6" draw:text-style-name="P1" draw:layer="layout" svg:x1="5.931cm" svg:y1="17.793cm" svg:x2="6.185cm" svg:y2="18.301cm">
          <text:p text:style-name="P3"/>
        </draw:line>
        <draw:line draw:style-name="gr6" draw:text-style-name="P1" draw:layer="layout" svg:x1="6.185cm" svg:y1="18.301cm" svg:x2="6.439cm" svg:y2="17.793cm">
          <text:p text:style-name="P3"/>
        </draw:line>
        <draw:line draw:style-name="gr6" draw:text-style-name="P1" draw:layer="layout" svg:x1="6.439cm" svg:y1="17.793cm" svg:x2="6.566cm" svg:y2="18.047cm">
          <text:p text:style-name="P3"/>
        </draw:line>
        <draw:line draw:style-name="gr6" draw:text-style-name="P1" draw:layer="layout" svg:x1="5.677cm" svg:y1="18.301cm" svg:x2="5.931cm" svg:y2="17.793cm">
          <text:p text:style-name="P3"/>
        </draw:line>
        <draw:line draw:style-name="gr6" draw:text-style-name="P1" draw:layer="layout" svg:x1="5.931cm" svg:y1="17.793cm" svg:x2="6.185cm" svg:y2="18.301cm">
          <text:p text:style-name="P3"/>
        </draw:line>
        <draw:line draw:style-name="gr6" draw:text-style-name="P1" draw:layer="layout" svg:x1="6.185cm" svg:y1="18.301cm" svg:x2="6.439cm" svg:y2="17.793cm">
          <text:p text:style-name="P3"/>
        </draw:line>
        <draw:line draw:style-name="gr6" draw:text-style-name="P1" draw:layer="layout" svg:x1="6.439cm" svg:y1="17.793cm" svg:x2="6.566cm" svg:y2="18.047cm">
          <text:p text:style-name="P3"/>
        </draw:line>
        <draw:line draw:style-name="gr6" draw:text-style-name="P1" draw:layer="layout" svg:x1="5.55cm" svg:y1="6.363cm" svg:x2="5.677cm" svg:y2="6.617cm">
          <text:p text:style-name="P3"/>
        </draw:line>
        <draw:line draw:style-name="gr6" draw:text-style-name="P1" draw:layer="layout" svg:x1="5.677cm" svg:y1="6.617cm" svg:x2="5.931cm" svg:y2="6.109cm">
          <text:p text:style-name="P3"/>
        </draw:line>
        <draw:line draw:style-name="gr6" draw:text-style-name="P1" draw:layer="layout" svg:x1="5.931cm" svg:y1="6.109cm" svg:x2="6.185cm" svg:y2="6.617cm">
          <text:p text:style-name="P3"/>
        </draw:line>
        <draw:line draw:style-name="gr6" draw:text-style-name="P1" draw:layer="layout" svg:x1="6.185cm" svg:y1="6.617cm" svg:x2="6.439cm" svg:y2="6.109cm">
          <text:p text:style-name="P3"/>
        </draw:line>
        <draw:line draw:style-name="gr6" draw:text-style-name="P1" draw:layer="layout" svg:x1="6.439cm" svg:y1="6.109cm" svg:x2="6.566cm" svg:y2="6.363cm">
          <text:p text:style-name="P3"/>
        </draw:line>
        <draw:line draw:style-name="gr6" draw:text-style-name="P1" draw:layer="layout" svg:x1="5.678cm" svg:y1="6.617cm" svg:x2="5.932cm" svg:y2="6.109cm">
          <text:p text:style-name="P3"/>
        </draw:line>
        <draw:line draw:style-name="gr6" draw:text-style-name="P1" draw:layer="layout" svg:x1="5.932cm" svg:y1="6.109cm" svg:x2="6.186cm" svg:y2="6.617cm">
          <text:p text:style-name="P3"/>
        </draw:line>
        <draw:line draw:style-name="gr6" draw:text-style-name="P1" draw:layer="layout" svg:x1="6.186cm" svg:y1="6.617cm" svg:x2="6.44cm" svg:y2="6.109cm">
          <text:p text:style-name="P3"/>
        </draw:line>
        <draw:line draw:style-name="gr6" draw:text-style-name="P1" draw:layer="layout" svg:x1="6.44cm" svg:y1="6.109cm" svg:x2="6.567cm" svg:y2="6.363cm">
          <text:p text:style-name="P3"/>
        </draw:line>
        <draw:line draw:style-name="gr6" draw:text-style-name="P1" draw:layer="layout" svg:x1="5.678cm" svg:y1="6.617cm" svg:x2="5.932cm" svg:y2="6.109cm">
          <text:p text:style-name="P3"/>
        </draw:line>
        <draw:line draw:style-name="gr6" draw:text-style-name="P1" draw:layer="layout" svg:x1="5.932cm" svg:y1="6.109cm" svg:x2="6.186cm" svg:y2="6.617cm">
          <text:p text:style-name="P3"/>
        </draw:line>
        <draw:line draw:style-name="gr6" draw:text-style-name="P1" draw:layer="layout" svg:x1="6.186cm" svg:y1="6.617cm" svg:x2="6.44cm" svg:y2="6.109cm">
          <text:p text:style-name="P3"/>
        </draw:line>
        <draw:line draw:style-name="gr6" draw:text-style-name="P1" draw:layer="layout" svg:x1="6.44cm" svg:y1="6.109cm" svg:x2="6.567cm" svg:y2="6.363cm">
          <text:p text:style-name="P3"/>
        </draw:line>
        <draw:line draw:style-name="gr6" draw:text-style-name="P1" draw:layer="layout" svg:x1="8.47cm" svg:y1="4.837cm" svg:x2="8.216cm" svg:y2="4.964cm">
          <text:p text:style-name="P3"/>
        </draw:line>
        <draw:line draw:style-name="gr6" draw:text-style-name="P1" draw:layer="layout" svg:x1="8.216cm" svg:y1="4.964cm" svg:x2="8.724cm" svg:y2="5.218cm">
          <text:p text:style-name="P3"/>
        </draw:line>
        <draw:line draw:style-name="gr6" draw:text-style-name="P1" draw:layer="layout" svg:x1="8.724cm" svg:y1="5.218cm" svg:x2="8.216cm" svg:y2="5.472cm">
          <text:p text:style-name="P3"/>
        </draw:line>
        <draw:line draw:style-name="gr6" draw:text-style-name="P1" draw:layer="layout" svg:x1="8.216cm" svg:y1="5.472cm" svg:x2="8.724cm" svg:y2="5.726cm">
          <text:p text:style-name="P3"/>
        </draw:line>
        <draw:line draw:style-name="gr6" draw:text-style-name="P1" draw:layer="layout" svg:x1="8.724cm" svg:y1="5.726cm" svg:x2="8.47cm" svg:y2="5.853cm">
          <text:p text:style-name="P3"/>
        </draw:line>
        <draw:line draw:style-name="gr6" draw:text-style-name="P1" draw:layer="layout" svg:x1="8.216cm" svg:y1="4.965cm" svg:x2="8.724cm" svg:y2="5.219cm">
          <text:p text:style-name="P3"/>
        </draw:line>
        <draw:line draw:style-name="gr6" draw:text-style-name="P1" draw:layer="layout" svg:x1="8.724cm" svg:y1="5.219cm" svg:x2="8.216cm" svg:y2="5.473cm">
          <text:p text:style-name="P3"/>
        </draw:line>
        <draw:line draw:style-name="gr6" draw:text-style-name="P1" draw:layer="layout" svg:x1="8.216cm" svg:y1="5.473cm" svg:x2="8.724cm" svg:y2="5.727cm">
          <text:p text:style-name="P3"/>
        </draw:line>
        <draw:line draw:style-name="gr6" draw:text-style-name="P1" draw:layer="layout" svg:x1="8.724cm" svg:y1="5.727cm" svg:x2="8.47cm" svg:y2="5.854cm">
          <text:p text:style-name="P3"/>
        </draw:line>
        <draw:line draw:style-name="gr6" draw:text-style-name="P1" draw:layer="layout" svg:x1="8.216cm" svg:y1="4.965cm" svg:x2="8.724cm" svg:y2="5.219cm">
          <text:p text:style-name="P3"/>
        </draw:line>
        <draw:line draw:style-name="gr6" draw:text-style-name="P1" draw:layer="layout" svg:x1="8.724cm" svg:y1="5.219cm" svg:x2="8.216cm" svg:y2="5.473cm">
          <text:p text:style-name="P3"/>
        </draw:line>
        <draw:line draw:style-name="gr6" draw:text-style-name="P1" draw:layer="layout" svg:x1="8.216cm" svg:y1="5.473cm" svg:x2="8.724cm" svg:y2="5.727cm">
          <text:p text:style-name="P3"/>
        </draw:line>
        <draw:line draw:style-name="gr6" draw:text-style-name="P1" draw:layer="layout" svg:x1="8.724cm" svg:y1="5.727cm" svg:x2="8.47cm" svg:y2="5.854cm">
          <text:p text:style-name="P3"/>
        </draw:line>
        <draw:line draw:style-name="gr6" draw:text-style-name="P1" draw:layer="layout" svg:x1="8.47cm" svg:y1="4.838cm" svg:x2="8.216cm" svg:y2="4.965cm">
          <text:p text:style-name="P3"/>
        </draw:line>
        <draw:line draw:style-name="gr6" draw:text-style-name="P1" draw:layer="layout" svg:x1="8.216cm" svg:y1="4.965cm" svg:x2="8.724cm" svg:y2="5.219cm">
          <text:p text:style-name="P3"/>
        </draw:line>
        <draw:line draw:style-name="gr6" draw:text-style-name="P1" draw:layer="layout" svg:x1="8.724cm" svg:y1="5.219cm" svg:x2="8.216cm" svg:y2="5.473cm">
          <text:p text:style-name="P3"/>
        </draw:line>
        <draw:line draw:style-name="gr6" draw:text-style-name="P1" draw:layer="layout" svg:x1="8.216cm" svg:y1="5.473cm" svg:x2="8.724cm" svg:y2="5.727cm">
          <text:p text:style-name="P3"/>
        </draw:line>
        <draw:line draw:style-name="gr6" draw:text-style-name="P1" draw:layer="layout" svg:x1="8.724cm" svg:y1="5.727cm" svg:x2="8.47cm" svg:y2="5.854cm">
          <text:p text:style-name="P3"/>
        </draw:line>
        <draw:line draw:style-name="gr6" draw:text-style-name="P1" draw:layer="layout" svg:x1="8.216cm" svg:y1="4.966cm" svg:x2="8.724cm" svg:y2="5.22cm">
          <text:p text:style-name="P3"/>
        </draw:line>
        <draw:line draw:style-name="gr6" draw:text-style-name="P1" draw:layer="layout" svg:x1="8.724cm" svg:y1="5.22cm" svg:x2="8.216cm" svg:y2="5.474cm">
          <text:p text:style-name="P3"/>
        </draw:line>
        <draw:line draw:style-name="gr6" draw:text-style-name="P1" draw:layer="layout" svg:x1="8.216cm" svg:y1="5.474cm" svg:x2="8.724cm" svg:y2="5.728cm">
          <text:p text:style-name="P3"/>
        </draw:line>
        <draw:line draw:style-name="gr6" draw:text-style-name="P1" draw:layer="layout" svg:x1="8.724cm" svg:y1="5.728cm" svg:x2="8.47cm" svg:y2="5.855cm">
          <text:p text:style-name="P3"/>
        </draw:line>
        <draw:line draw:style-name="gr6" draw:text-style-name="P1" draw:layer="layout" svg:x1="8.216cm" svg:y1="4.966cm" svg:x2="8.724cm" svg:y2="5.22cm">
          <text:p text:style-name="P3"/>
        </draw:line>
        <draw:line draw:style-name="gr6" draw:text-style-name="P1" draw:layer="layout" svg:x1="8.724cm" svg:y1="5.22cm" svg:x2="8.216cm" svg:y2="5.474cm">
          <text:p text:style-name="P3"/>
        </draw:line>
        <draw:line draw:style-name="gr6" draw:text-style-name="P1" draw:layer="layout" svg:x1="8.216cm" svg:y1="5.474cm" svg:x2="8.724cm" svg:y2="5.728cm">
          <text:p text:style-name="P3"/>
        </draw:line>
        <draw:line draw:style-name="gr6" draw:text-style-name="P1" draw:layer="layout" svg:x1="8.724cm" svg:y1="5.728cm" svg:x2="8.47cm" svg:y2="5.855cm">
          <text:p text:style-name="P3"/>
        </draw:line>
        <draw:line draw:style-name="gr8" draw:text-style-name="P1" draw:layer="layout" svg:x1="7.327cm" svg:y1="17.793cm" svg:x2="7.581cm" svg:y2="17.412cm">
          <text:p text:style-name="P3"/>
        </draw:line>
        <draw:line draw:style-name="gr8" draw:text-style-name="P1" draw:layer="layout" svg:x1="7.327cm" svg:y1="16.142cm" svg:x2="7.581cm" svg:y2="15.761cm">
          <text:p text:style-name="P3"/>
        </draw:line>
        <draw:line draw:style-name="gr8" draw:text-style-name="P1" draw:layer="layout" svg:x1="7.327cm" svg:y1="7.887cm" svg:x2="7.581cm" svg:y2="7.506cm">
          <text:p text:style-name="P3"/>
        </draw:line>
        <draw:line draw:style-name="gr8" draw:text-style-name="P1" draw:layer="layout" svg:x1="7.327cm" svg:y1="6.109cm" svg:x2="7.581cm" svg:y2="5.728cm">
          <text:p text:style-name="P3"/>
        </draw:line>
        <draw:line draw:style-name="gr8" draw:text-style-name="P1" draw:layer="layout" svg:x1="7.327cm" svg:y1="12.84cm" svg:x2="7.581cm" svg:y2="12.459cm">
          <text:p text:style-name="P3"/>
        </draw:line>
        <draw:line draw:style-name="gr8" draw:text-style-name="P1" draw:layer="layout" svg:x1="7.327cm" svg:y1="11.062cm" svg:x2="7.581cm" svg:y2="10.681cm">
          <text:p text:style-name="P3"/>
        </draw:line>
        <draw:line draw:style-name="gr8" draw:text-style-name="P1" draw:layer="layout" svg:x1="7.327cm" svg:y1="9.538cm" svg:x2="7.581cm" svg:y2="9.157cm">
          <text:p text:style-name="P3"/>
        </draw:line>
        <draw:line draw:style-name="gr8" draw:text-style-name="P1" draw:layer="layout" svg:x1="7.327cm" svg:y1="14.491cm" svg:x2="7.581cm" svg:y2="14.11cm">
          <text:p text:style-name="P3"/>
        </draw:line>
        <draw:line draw:style-name="gr6" draw:text-style-name="P1" draw:layer="layout" svg:x1="9.613cm" svg:y1="3.188cm" svg:x2="9.613cm" svg:y2="4.077cm">
          <text:p text:style-name="P3"/>
        </draw:line>
        <draw:line draw:style-name="gr6" draw:text-style-name="P1" draw:layer="layout" svg:x1="9.613cm" svg:y1="3.67cm" svg:x2="9.994cm" svg:y2="3.67cm">
          <text:p text:style-name="P3"/>
        </draw:line>
        <draw:line draw:style-name="gr6" draw:text-style-name="P2" draw:layer="layout" svg:x1="7.962cm" svg:y1="0.775cm" svg:x2="8.978cm" svg:y2="0.775cm">
          <text:p text:style-name="P3"/>
        </draw:line>
        <draw:frame draw:style-name="gr9" draw:text-style-name="P4" draw:layer="layout" svg:width="1.306cm" svg:height="0.928cm" svg:x="7.835cm" svg:y="0.101cm">
          <draw:text-box>
            <text:p text:style-name="P3"><text:span text:style-name="T1">3.3V</text:span></text:p>
          </draw:text-box>
        </draw:frame>
        <draw:frame draw:style-name="gr10" draw:text-style-name="P6" draw:layer="layout" svg:width="2.224cm" svg:height="1.304cm" svg:x="5.246cm" svg:y="0.954cm">
          <draw:text-box>
            <text:p text:style-name="P5"><text:span text:style-name="T1">12.5 MHz </text:span></text:p>
            <text:p text:style-name="P5"><text:span text:style-name="T1">OSC</text:span></text:p>
          </draw:text-box>
        </draw:frame>
        <draw:frame draw:style-name="gr11" draw:text-style-name="P7" draw:layer="layout" svg:width="4.948cm" svg:height="1.28cm" draw:transform="rotate (1.5707963267946) translate (1.581cm 11.832cm)">
          <draw:text-box>
            <text:p text:style-name="P5"><text:span text:style-name="T2">Xilinx FPGA</text:span></text:p>
          </draw:text-box>
        </draw:frame>
        <draw:frame draw:style-name="gr12" draw:text-style-name="P4" draw:layer="layout" svg:width="0.958cm" svg:height="0.928cm" svg:x="3.517cm" svg:y="10.642cm">
          <draw:text-box>
            <text:p text:style-name="P3"><text:span text:style-name="T1">67</text:span></text:p>
          </draw:text-box>
        </draw:frame>
        <draw:frame draw:style-name="gr13" draw:text-style-name="P4" draw:layer="layout" svg:width="0.958cm" svg:height="0.928cm" svg:x="3.517cm" svg:y="9.118cm">
          <draw:text-box>
            <text:p text:style-name="P3"><text:span text:style-name="T1">68</text:span></text:p>
          </draw:text-box>
        </draw:frame>
        <draw:frame draw:style-name="gr12" draw:text-style-name="P4" draw:layer="layout" svg:width="0.958cm" svg:height="0.928cm" svg:x="3.517cm" svg:y="7.467cm">
          <draw:text-box>
            <text:p text:style-name="P3"><text:span text:style-name="T1">63</text:span></text:p>
          </draw:text-box>
        </draw:frame>
        <draw:frame draw:style-name="gr12" draw:text-style-name="P4" draw:layer="layout" svg:width="0.958cm" svg:height="0.928cm" svg:x="3.517cm" svg:y="5.689cm">
          <draw:text-box>
            <text:p text:style-name="P3"><text:span text:style-name="T1">65</text:span></text:p>
          </draw:text-box>
        </draw:frame>
        <draw:frame draw:style-name="gr13" draw:text-style-name="P4" draw:layer="layout" svg:width="0.958cm" svg:height="0.928cm" svg:x="3.478cm" svg:y="3.408cm">
          <draw:text-box>
            <text:p text:style-name="P3"><text:span text:style-name="T1">13</text:span></text:p>
          </draw:text-box>
        </draw:frame>
        <draw:frame draw:style-name="gr12" draw:text-style-name="P4" draw:layer="layout" svg:width="0.958cm" svg:height="0.928cm" svg:x="3.504cm" svg:y="12.425cm">
          <draw:text-box>
            <text:p text:style-name="P3"><text:span text:style-name="T1">66</text:span></text:p>
          </draw:text-box>
        </draw:frame>
        <draw:frame draw:style-name="gr12" draw:text-style-name="P4" draw:layer="layout" svg:width="0.958cm" svg:height="0.928cm" svg:x="3.517cm" svg:y="14.071cm">
          <draw:text-box>
            <text:p text:style-name="P3"><text:span text:style-name="T1">62</text:span></text:p>
          </draw:text-box>
        </draw:frame>
        <draw:frame draw:style-name="gr12" draw:text-style-name="P4" draw:layer="layout" svg:width="0.958cm" svg:height="0.928cm" svg:x="3.555cm" svg:y="15.733cm">
          <draw:text-box>
            <text:p text:style-name="P3"><text:span text:style-name="T1">71</text:span></text:p>
          </draw:text-box>
        </draw:frame>
        <draw:frame draw:style-name="gr12" draw:text-style-name="P4" draw:layer="layout" svg:width="0.958cm" svg:height="0.928cm" svg:x="3.493cm" svg:y="17.381cm">
          <draw:text-box>
            <text:p text:style-name="P3"><text:span text:style-name="T1">70</text:span></text:p>
          </draw:text-box>
        </draw:frame>
        <draw:frame draw:style-name="gr12" draw:text-style-name="P4" draw:layer="layout" svg:width="0.958cm" svg:height="0.928cm" svg:x="3.519cm" svg:y="0.994cm">
          <draw:text-box>
            <text:p text:style-name="P3"><text:span text:style-name="T1">39</text:span></text:p>
          </draw:text-box>
        </draw:frame>
        <draw:frame draw:style-name="gr14" draw:text-style-name="P4" draw:layer="layout" svg:width="1.593cm" svg:height="0.928cm" svg:x="9.407cm" svg:y="3.009cm">
          <draw:text-box>
            <text:p text:style-name="P3"><text:span text:style-name="T1">BTN 1</text:span></text:p>
          </draw:text-box>
        </draw:frame>
        <draw:frame draw:style-name="gr15" draw:text-style-name="P4" draw:layer="layout" svg:width="1.572cm" svg:height="0.928cm" svg:x="8.441cm" svg:y="5.916cm">
          <draw:text-box>
            <text:p text:style-name="P3"><text:span text:style-name="T1">LED 7</text:span></text:p>
          </draw:text-box>
        </draw:frame>
        <draw:frame draw:style-name="gr16" draw:text-style-name="P4" draw:layer="layout" svg:width="1.572cm" svg:height="0.928cm" svg:x="8.466cm" svg:y="17.57cm">
          <draw:text-box>
            <text:p text:style-name="P3"><text:span text:style-name="T1">LED 0</text:span></text:p>
          </draw:text-box>
        </draw:frame>
        <draw:frame draw:style-name="gr17" draw:text-style-name="P4" draw:layer="layout" svg:width="1.572cm" svg:height="0.928cm" svg:x="8.466cm" svg:y="15.928cm">
          <draw:text-box>
            <text:p text:style-name="P3"><text:span text:style-name="T1">LED 1</text:span></text:p>
          </draw:text-box>
        </draw:frame>
        <draw:frame draw:style-name="gr15" draw:text-style-name="P4" draw:layer="layout" svg:width="1.572cm" svg:height="0.928cm" svg:x="8.465cm" svg:y="14.254cm">
          <draw:text-box>
            <text:p text:style-name="P3"><text:span text:style-name="T1">LED 2</text:span></text:p>
          </draw:text-box>
        </draw:frame>
        <draw:frame draw:style-name="gr15" draw:text-style-name="P4" draw:layer="layout" svg:width="1.572cm" svg:height="0.928cm" svg:x="8.466cm" svg:y="12.561cm">
          <draw:text-box>
            <text:p text:style-name="P3"><text:span text:style-name="T1">LED 3</text:span></text:p>
          </draw:text-box>
        </draw:frame>
        <draw:frame draw:style-name="gr15" draw:text-style-name="P4" draw:layer="layout" svg:width="1.572cm" svg:height="0.928cm" svg:x="8.466cm" svg:y="10.802cm">
          <draw:text-box>
            <text:p text:style-name="P3"><text:span text:style-name="T1">LED 4</text:span></text:p>
          </draw:text-box>
        </draw:frame>
        <draw:frame draw:style-name="gr15" draw:text-style-name="P4" draw:layer="layout" svg:width="1.572cm" svg:height="0.928cm" svg:x="8.466cm" svg:y="9.298cm">
          <draw:text-box>
            <text:p text:style-name="P3"><text:span text:style-name="T1">LED 5</text:span></text:p>
          </draw:text-box>
        </draw:frame>
        <draw:frame draw:style-name="gr15" draw:text-style-name="P4" draw:layer="layout" svg:width="1.572cm" svg:height="0.928cm" svg:x="8.466cm" svg:y="7.675cm">
          <draw:text-box>
            <text:p text:style-name="P3"><text:span text:style-name="T1">LED 6</text:span></text:p>
          </draw:text-box>
        </draw:frame>
        <draw:line draw:style-name="gr6" draw:text-style-name="P1" draw:layer="layout" svg:x1="6.171cm" svg:y1="2.805cm" svg:x2="6.525cm" svg:y2="2.805cm">
          <text:p text:style-name="P3"/>
        </draw:line>
        <draw:line draw:style-name="gr6" draw:text-style-name="P1" draw:layer="layout" svg:x1="6.274cm" svg:y1="2.93cm" svg:x2="6.401cm" svg:y2="2.93cm">
          <text:p text:style-name="P3"/>
        </draw:line>
        <draw:line draw:style-name="gr5" draw:text-style-name="P1" draw:layer="layout" svg:x1="6.084cm" svg:y1="2.68cm" svg:x2="6.592cm" svg:y2="2.68cm">
          <text:p text:style-name="P3"/>
        </draw:line>
        <draw:line draw:style-name="gr5" draw:text-style-name="P1" draw:layer="layout" svg:x1="6.084cm" svg:y1="2.68cm" svg:x2="6.592cm" svg:y2="2.68cm">
          <text:p text:style-name="P3"/>
        </draw:line>
        <draw:line draw:style-name="gr4" draw:text-style-name="P1" draw:layer="layout" svg:x1="6.084cm" svg:y1="2.68cm" svg:x2="6.592cm" svg:y2="2.68cm">
          <text:p text:style-name="P3"/>
        </draw:line>
        <draw:line draw:style-name="gr6" draw:text-style-name="P1" draw:layer="layout" svg:x1="8.216cm" svg:y1="19.063cm" svg:x2="8.724cm" svg:y2="19.063cm">
          <text:p text:style-name="P3"/>
        </draw:line>
        <draw:line draw:style-name="gr6" draw:text-style-name="P1" draw:layer="layout" svg:x1="8.303cm" svg:y1="19.19cm" svg:x2="8.657cm" svg:y2="19.19cm">
          <text:p text:style-name="P3"/>
        </draw:line>
        <draw:line draw:style-name="gr6" draw:text-style-name="P1" draw:layer="layout" svg:x1="8.47cm" svg:y1="19.317cm" svg:x2="8.47cm" svg:y2="19.317cm">
          <text:p text:style-name="P3"/>
        </draw:line>
        <draw:line draw:style-name="gr6" draw:text-style-name="P1" draw:layer="layout" svg:x1="8.395cm" svg:y1="19.329cm" svg:x2="8.574cm" svg:y2="19.329cm">
          <text:p text:style-name="P3"/>
        </draw:line>
        <draw:custom-shape draw:style-name="gr18" draw:text-style-name="P1" draw:layer="layout" svg:width="11.424cm" svg:height="19.762cm" svg:x="0cm" svg:y="0cm">
          <text:p text:style-name="P3"/>
          <draw:enhanced-geometry svg:viewBox="0 0 21600 21600" draw:mirror-horizontal="false" draw:mirror-vertical="false"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902" svg:d="m564 0-564 902h1131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051cm" draw:marker-start-width="0.276cm" draw:marker-end-width="0.276cm" draw:fill="solid" draw:fill-color="#e6e6e6" draw:fill-gradient-name="Gradient_20_1" draw:textarea-horizontal-align="justify" draw:textarea-vertical-align="middle" draw:auto-grow-height="false" fo:padding-top="0.15cm" fo:padding-bottom="0.15cm" fo:padding-left="0.275cm" fo:padding-right="0.275cm"/>
    </style:style>
    <style:style style:name="gr2" style:family="graphic" style:parent-style-name="standard">
      <style:graphic-properties svg:stroke-width="0.051cm" draw:marker-start-width="0.276cm" draw:marker-end-width="0.276cm" draw:fill="solid" draw:fill-color="#e6e6e6"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592cm" fo:min-width="2.136cm"/>
    </style:style>
    <style:style style:name="gr4" style:family="graphic" style:parent-style-name="standard">
      <style:graphic-properties draw:stroke="none" svg:stroke-color="#000000" draw:fill="none" draw:fill-color="#ffffff" draw:textarea-horizontal-align="left" draw:auto-grow-height="true" draw:auto-grow-width="true" fo:min-height="0.592cm" fo:min-width="3.44cm"/>
    </style:style>
    <style:style style:name="gr5"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591cm" fo:min-width="1.806cm"/>
    </style:style>
    <style:style style:name="gr7" style:family="graphic" style:parent-style-name="standard">
      <style:graphic-properties draw:stroke="none" svg:stroke-color="#000000" draw:fill="none" draw:fill-color="#ffffff" draw:textarea-horizontal-align="left" draw:auto-grow-height="true" draw:auto-grow-width="true" fo:min-height="0.592cm" fo:min-width="0.632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style:text-outline="false" fo:font-family="Arab" style:font-pitch="variable" fo:font-size="12pt" fo:font-weight="bold" style:font-size-asian="12pt" style:font-weight-asian="bold" style:font-size-complex="12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family="Arab" style:font-pitch="variable" fo:font-size="12pt" fo:letter-spacing="-0.035cm" fo:font-weight="bold" style:font-size-asian="12pt" style:font-weight-asian="bold" style:font-size-complex="12pt" style:font-weight-complex="bold"/>
    </style:style>
    <style:style style:name="P5" style:family="paragraph">
      <style:paragraph-properties fo:margin-left="0cm" fo:margin-right="0cm" fo:text-indent="0cm"/>
      <style:text-properties fo:font-family="Arab" style:font-pitch="variable" fo:font-size="12pt" style:font-size-asian="12pt" style:font-size-complex="12pt"/>
    </style:style>
    <style:style style:name="P6" style:family="paragraph">
      <style:paragraph-properties fo:text-align="center"/>
      <style:text-properties fo:font-family="Arab" style:font-pitch="variable" fo:font-size="12pt" style:font-size-asian="12pt" style:font-size-complex="12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family="Arab" style:font-pitch="variable" fo:font-size="12pt" style:font-size-asian="12pt" style:font-size-complex="12pt"/>
    </style:style>
    <style:style style:name="P9" style:family="paragraph">
      <style:text-properties fo:font-family="Arab" style:font-pitch="variable" fo:font-size="12pt" fo:letter-spacing="-0.035cm" fo:font-weight="bold" style:font-size-asian="12pt" style:font-weight-asian="bold" style:font-size-complex="12pt" style:font-weight-complex="bold"/>
    </style:style>
    <style:style style:name="T1" style:family="text">
      <style:text-properties fo:font-family="Arab" style:font-pitch="variable" fo:font-size="12pt" fo:letter-spacing="-0.035cm" fo:font-weight="bold" style:font-size-asian="12pt" style:font-weight-asian="bold" style:font-size-complex="12pt" style:font-weight-complex="bold"/>
    </style:style>
    <style:style style:name="T2" style:family="text">
      <style:text-properties fo:font-family="Arab" style:font-pitch="variable" fo:font-size="12pt" fo:font-weight="bold" style:font-size-asian="12pt" style:font-weight-asian="bold" style:font-size-complex="12pt" style:font-weight-complex="bold"/>
    </style:style>
    <style:style style:name="T3" style:family="text">
      <style:text-properties fo:font-family="Arab" style:font-pitch="variable"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53cm" svg:height="3.242cm" draw:transform="rotate (0.2617993877991) translate (0.331cm 0.821cm)">
          <text:p text:style-name="P3"/>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 draw:layer="layout" svg:width="1.143cm" svg:height="3.251cm" draw:transform="rotate (-0.261799387800286) translate (6.068cm 0.491cm)">
          <text:p text:style-name="P3"/>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2" draw:layer="layout" svg:width="1.143cm" svg:height="3.251cm" svg:x="3.187cm" svg:y="0.408cm">
          <text:p text:style-name="P3"/>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4" draw:layer="layout" svg:width="2.636cm" svg:height="0.971cm" draw:transform="rotate (-1.23918376891693) translate (1.291cm 0.331cm)">
          <draw:text-box>
            <text:p text:style-name="P3"><text:span text:style-name="T1">UCF FILE</text:span></text:p>
          </draw:text-box>
        </draw:frame>
        <draw:frame draw:style-name="gr4" draw:text-style-name="P5" draw:layer="layout" svg:width="3.94cm" svg:height="0.971cm" svg:x="1.875cm" svg:y="3.952cm">
          <draw:text-box>
            <text:p text:style-name="P3"><text:span text:style-name="T2">XILINX TOOLS</text:span></text:p>
          </draw:text-box>
        </draw:frame>
        <draw:custom-shape draw:style-name="gr2" draw:text-style-name="P6" draw:layer="layout" svg:width="1.143cm" svg:height="3.251cm" svg:x="3.17cm" svg:y="5.21cm">
          <text:p text:style-name="P3"/>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6.604cm" svg:height="1.352cm" svg:x="0.561cm" svg:y="3.748cm">
          <text:p text:style-name="P3"/>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6" draw:text-style-name="P4" draw:layer="layout" svg:width="2.718cm" svg:height="0.971cm" draw:transform="rotate (-1.57079632679579) translate (4.26cm 4.998cm)">
          <draw:text-box>
            <text:p text:style-name="P3"><text:span text:style-name="T1">PROGRAM</text:span></text:p>
          </draw:text-box>
        </draw:frame>
        <draw:frame draw:style-name="gr7" draw:text-style-name="P8" draw:layer="layout" svg:width="1.306cm" svg:height="0.971cm" svg:x="3.483cm" svg:y="9.272cm">
          <draw:text-box>
            <text:p text:style-name="P7"><text:span text:style-name="T3">BB4</text:span></text:p>
          </draw:text-box>
        </draw:frame>
        <draw:custom-shape draw:style-name="gr5" draw:text-style-name="P1" draw:layer="layout" svg:width="7.493cm" svg:height="11.455cm" svg:x="0cm" svg:y="0cm">
          <text:p text:style-name="P3"/>
          <draw:enhanced-geometry svg:viewBox="0 0 21600 21600" draw:mirror-horizontal="false" draw:mirror-vertical="false" draw:type="rectangle" draw:enhanced-path="M 0 0 L 21600 0 21600 21600 0 21600 0 0 Z N"/>
        </draw:custom-shape>
        <draw:frame draw:style-name="gr8" draw:text-style-name="P1" draw:layer="layout" svg:width="4.015cm" svg:height="2.8cm" svg:x="1.759cm" svg:y="8.593cm">
          <draw:image xlink:href="Pictures/10000000000003DC000002CCC8E6B8E4.png" xlink:type="simple" xlink:show="embed" xlink:actuate="onLoad">
            <text:p text:style-name="P3"/>
          </draw:image>
        </draw:frame>
        <draw:frame draw:style-name="gr9" draw:text-style-name="P4" draw:layer="layout" svg:width="2.417cm" svg:height="0.971cm" draw:transform="rotate (-1.87622894589474) translate (7.183cm 0.606cm)">
          <draw:text-box>
            <text:p text:style-name="P3"><text:span text:style-name="T1">VERILOG</text:span></text:p>
          </draw:text-box>
        </draw:frame>
        <draw:frame draw:style-name="gr9" draw:text-style-name="P9" draw:layer="layout" svg:width="2.628cm" svg:height="0.971cm" draw:transform="rotate (-1.57079632679579) translate (4.277cm 0.204cm)">
          <draw:text-box>
            <text:p text:style-name="P3"><text:span text:style-name="T1">MAKEFILE</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